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T60" style:parent-style-name="SourceText" style:family="text">
      <style:text-properties style:font-name="Liberation Serif"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T1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T186" style:parent-style-name="DefaultParagraphFont" style:family="text">
      <style:text-properties fo:font-size="14pt" style:font-size-asian="14pt" style:font-size-complex="14pt"/>
    </style:style>
    <style:style style:name="T187" style:parent-style-name="DefaultParagraphFont" style:family="text">
      <style:text-properties fo:font-size="14pt" style:font-size-asian="14pt" style:font-size-complex="14pt"/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size="14pt" style:font-size-asian="14pt" style:font-size-complex="14pt"/>
    </style:style>
    <style:style style:name="T190" style:parent-style-name="DefaultParagraphFont" style:family="text">
      <style:text-properties fo:font-size="14pt" style:font-size-asian="14pt" style:font-size-complex="14pt"/>
    </style:style>
    <style:style style:name="T191" style:parent-style-name="DefaultParagraphFont" style:family="text">
      <style:text-properties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3" style:parent-style-name="DefaultParagraphFont" style:family="text">
      <style:text-properties fo:font-size="14pt" style:font-size-asian="14pt" style:font-size-complex="14pt"/>
    </style:style>
    <style:style style:name="T194" style:parent-style-name="DefaultParagraphFont" style:family="text">
      <style:text-properties fo:font-size="14pt" style:font-size-asian="14pt" style:font-size-complex="14pt"/>
    </style:style>
    <style:style style:name="T195" style:parent-style-name="DefaultParagraphFont" style:family="text">
      <style:text-properties fo:font-size="14pt" style:font-size-asian="14pt" style:font-size-complex="14pt"/>
    </style:style>
    <style:style style:name="T196" style:parent-style-name="DefaultParagraphFont" style:family="text">
      <style:text-properties fo:font-size="14pt" style:font-size-asian="14pt" style:font-size-complex="14pt"/>
    </style:style>
    <style:style style:name="T197" style:parent-style-name="DefaultParagraphFont" style:family="text">
      <style:text-properties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9" style:parent-style-name="DefaultParagraphFont" style:family="text">
      <style:text-properties fo:font-size="14pt" style:font-size-asian="14pt" style:font-size-complex="14pt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02" style:parent-style-name="DefaultParagraphFont" style:family="text">
      <style:text-properties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04" style:parent-style-name="DefaultParagraphFont" style:family="text">
      <style:text-properties fo:font-size="14pt" style:font-size-asian="14pt" style:font-size-complex="14pt"/>
    </style:style>
    <style:style style:name="T205" style:parent-style-name="DefaultParagraphFont" style:family="text">
      <style:text-properties fo:font-size="14pt" style:font-size-asian="14pt" style:font-size-complex="14pt"/>
    </style:style>
    <style:style style:name="T206" style:parent-style-name="DefaultParagraphFont" style:family="text">
      <style:text-properties fo:font-size="14pt" style:font-size-asian="14pt" style:font-size-complex="14pt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T208" style:parent-style-name="DefaultParagraphFont" style:family="text">
      <style:text-properties fo:font-size="14pt" style:font-size-asian="14pt" style:font-size-complex="14pt"/>
    </style:style>
    <style:style style:name="T209" style:parent-style-name="DefaultParagraphFont" style:family="text">
      <style:text-properties fo:font-size="14pt" style:font-size-asian="14pt" style:font-size-complex="14pt"/>
    </style:style>
    <style:style style:name="T210" style:parent-style-name="DefaultParagraphFont" style:family="text">
      <style:text-properties fo:font-size="14pt" style:font-size-asian="14pt" style:font-size-complex="14pt"/>
    </style:style>
    <style:style style:name="T211" style:parent-style-name="DefaultParagraphFont" style:family="text">
      <style:text-properties fo:font-size="14pt" style:font-size-asian="14pt" style:font-size-complex="14pt"/>
    </style:style>
    <style:style style:name="T212" style:parent-style-name="DefaultParagraphFont" style:family="text">
      <style:text-properties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4" style:parent-style-name="DefaultParagraphFont" style:family="text">
      <style:text-properties fo:font-size="14pt" style:font-size-asian="14pt" style:font-size-complex="14pt"/>
    </style:style>
    <style:style style:name="T215" style:parent-style-name="DefaultParagraphFont" style:family="text">
      <style:text-properties fo:font-size="14pt" style:font-size-asian="14pt" style:font-size-complex="14pt"/>
    </style:style>
    <style:style style:name="T216" style:parent-style-name="DefaultParagraphFont" style:family="text">
      <style:text-properties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8" style:parent-style-name="DefaultParagraphFont" style:family="text">
      <style:text-properties fo:font-size="14pt" style:font-size-asian="14pt" style:font-size-complex="14pt"/>
    </style:style>
    <style:style style:name="T219" style:parent-style-name="DefaultParagraphFont" style:family="text">
      <style:text-properties fo:font-size="14pt" style:font-size-asian="14pt" style:font-size-complex="14pt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T221" style:parent-style-name="DefaultParagraphFont" style:family="text">
      <style:text-properties fo:font-size="14pt" style:font-size-asian="14pt" style:font-size-complex="14pt"/>
    </style:style>
    <style:style style:name="T222" style:parent-style-name="DefaultParagraphFont" style:family="text">
      <style:text-properties fo:font-size="14pt" style:font-size-asian="14pt" style:font-size-complex="14pt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T228" style:parent-style-name="DefaultParagraphFont" style:family="text">
      <style:text-properties fo:font-size="14pt" style:font-size-asian="14pt" style:font-size-complex="14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30" style:parent-style-name="DefaultParagraphFont" style:family="text">
      <style:text-properties fo:font-size="14pt" style:font-size-asian="14pt" style:font-size-complex="14pt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T232" style:parent-style-name="DefaultParagraphFont" style:family="text">
      <style:text-properties fo:font-size="14pt" style:font-size-asian="14pt" style:font-size-complex="14pt"/>
    </style:style>
    <style:style style:name="T233" style:parent-style-name="DefaultParagraphFont" style:family="text">
      <style:text-properties fo:font-size="14pt" style:font-size-asian="14pt" style:font-size-complex="14pt"/>
    </style:style>
    <style:style style:name="T234" style:parent-style-name="DefaultParagraphFont" style:family="text">
      <style:text-properties fo:font-size="14pt" style:font-size-asian="14pt" style:font-size-complex="14pt"/>
    </style:style>
    <style:style style:name="T235" style:parent-style-name="DefaultParagraphFont" style:family="text">
      <style:text-properties fo:font-size="14pt" style:font-size-asian="14pt" style:font-size-complex="14pt"/>
    </style:style>
    <style:style style:name="T236" style:parent-style-name="DefaultParagraphFont" style:family="text">
      <style:text-properties fo:font-size="14pt" style:font-size-asian="14pt" style:font-size-complex="14pt"/>
    </style:style>
    <style:style style:name="T237" style:parent-style-name="DefaultParagraphFont" style:family="text">
      <style:text-properties fo:font-size="14pt" style:font-size-asian="14pt" style:font-size-complex="14pt"/>
    </style:style>
    <style:style style:name="T238" style:parent-style-name="DefaultParagraphFont" style:family="text">
      <style:text-properties fo:font-size="14pt" style:font-size-asian="14pt" style:font-size-complex="14pt"/>
    </style:style>
    <style:style style:name="T239" style:parent-style-name="DefaultParagraphFont" style:family="text">
      <style:text-properties fo:font-size="14pt" style:font-size-asian="14pt" style:font-size-complex="14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1" style:parent-style-name="DefaultParagraphFont" style:family="text">
      <style:text-properties fo:font-size="14pt" style:font-size-asian="14pt" style:font-size-complex="14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T246" style:parent-style-name="DefaultParagraphFont" style:family="text">
      <style:text-properties fo:font-size="14pt" style:font-size-asian="14pt" style:font-size-complex="14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size="14pt" style:font-size-asian="14pt" style:font-size-complex="14pt"/>
    </style:style>
    <style:style style:name="T249" style:parent-style-name="DefaultParagraphFont" style:family="text">
      <style:text-properties fo:font-size="14pt" style:font-size-asian="14pt" style:font-size-complex="14pt"/>
    </style:style>
    <style:style style:name="T250" style:parent-style-name="DefaultParagraphFont" style:family="text">
      <style:text-properties fo:font-size="14pt" style:font-size-asian="14pt" style:font-size-complex="14pt"/>
    </style:style>
    <style:style style:name="T251" style:parent-style-name="DefaultParagraphFont" style:family="text">
      <style:text-properties fo:font-size="14pt" style:font-size-asian="14pt" style:font-size-complex="14pt"/>
    </style:style>
    <style:style style:name="T252" style:parent-style-name="DefaultParagraphFont" style:family="text">
      <style:text-properties fo:font-size="14pt" style:font-size-asian="14pt" style:font-size-complex="14pt"/>
    </style:style>
    <style:style style:name="T253" style:parent-style-name="DefaultParagraphFont" style:family="text">
      <style:text-properties fo:font-size="14pt" style:font-size-asian="14pt" style:font-size-complex="14pt"/>
    </style:style>
    <style:style style:name="T254" style:parent-style-name="DefaultParagraphFont" style:family="text">
      <style:text-properties fo:font-size="14pt" style:font-size-asian="14pt" style:font-size-complex="14pt"/>
    </style:style>
    <style:style style:name="T255" style:parent-style-name="DefaultParagraphFont" style:family="text">
      <style:text-properties fo:font-size="14pt" style:font-size-asian="14pt" style:font-size-complex="14pt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size="14pt" style:font-size-asian="14pt" style:font-size-complex="14pt"/>
    </style:style>
    <style:style style:name="P262" style:parent-style-name="Standard" style:family="paragraph">
      <style:text-properties fo:font-size="14pt" style:font-size-asian="14pt" style:font-size-complex="14pt"/>
    </style:style>
    <style:style style:name="P263" style:parent-style-name="Standard" style:family="paragraph">
      <style:text-properties fo:font-size="14pt" style:font-size-asian="14pt" style:font-size-complex="14pt"/>
    </style:style>
    <style:style style:name="P264" style:parent-style-name="Standard" style:family="paragraph">
      <style:text-properties fo:font-size="14pt" style:font-size-asian="14pt" style:font-size-complex="14pt"/>
    </style:style>
    <style:style style:name="P265" style:parent-style-name="Heading2" style:family="paragraph">
      <style:text-properties fo:font-size="14pt" style:font-size-asian="14pt" style:font-size-complex="14pt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Textbody" style:family="paragraph">
      <style:paragraph-properties fo:line-height="100%"/>
    </style:style>
    <style:style style:name="T268" style:parent-style-name="DefaultParagraphFont" style:family="text">
      <style:text-properties fo:font-size="14pt" style:font-size-asian="14pt" style:font-size-complex="14pt"/>
    </style:style>
    <style:style style:name="P269" style:parent-style-name="Textbody" style:family="paragraph">
      <style:paragraph-properties fo:line-height="100%"/>
    </style:style>
    <style:style style:name="T270" style:parent-style-name="DefaultParagraphFont" style:family="text">
      <style:text-properties fo:font-size="14pt" style:font-size-asian="14pt" style:font-size-complex="14pt"/>
    </style:style>
    <style:style style:name="P271" style:parent-style-name="Textbody" style:family="paragraph">
      <style:paragraph-properties fo:line-height="100%"/>
    </style:style>
    <style:style style:name="T272" style:parent-style-name="DefaultParagraphFont" style:family="text">
      <style:text-properties fo:font-size="14pt" style:font-size-asian="14pt" style:font-size-complex="14pt"/>
    </style:style>
    <style:style style:name="P273" style:parent-style-name="Textbody" style:family="paragraph">
      <style:paragraph-properties fo:line-height="100%"/>
    </style:style>
    <style:style style:name="T274" style:parent-style-name="DefaultParagraphFont" style:family="text">
      <style:text-properties fo:font-size="14pt" style:font-size-asian="14pt" style:font-size-complex="14pt"/>
    </style:style>
    <style:style style:name="P275" style:parent-style-name="Textbody" style:family="paragraph">
      <style:paragraph-properties fo:line-height="100%"/>
    </style:style>
    <style:style style:name="T276" style:parent-style-name="DefaultParagraphFont" style:family="text">
      <style:text-properties fo:font-size="14pt" style:font-size-asian="14pt" style:font-size-complex="14pt"/>
    </style:style>
    <style:style style:name="P277" style:parent-style-name="Textbody" style:family="paragraph">
      <style:paragraph-properties fo:line-height="100%"/>
    </style:style>
    <style:style style:name="T278" style:parent-style-name="DefaultParagraphFont" style:family="text">
      <style:text-properties fo:font-size="14pt" style:font-size-asian="14pt" style:font-size-complex="14pt"/>
    </style:style>
    <style:style style:name="P279" style:parent-style-name="Textbody" style:family="paragraph">
      <style:paragraph-properties fo:line-height="100%"/>
    </style:style>
    <style:style style:name="T280" style:parent-style-name="DefaultParagraphFont" style:family="text">
      <style:text-properties fo:font-size="14pt" style:font-size-asian="14pt" style:font-size-complex="14pt"/>
    </style:style>
    <style:style style:name="P281" style:parent-style-name="Textbody" style:family="paragraph">
      <style:paragraph-properties fo:line-height="100%"/>
    </style:style>
    <style:style style:name="T282" style:parent-style-name="DefaultParagraphFont" style:family="text">
      <style:text-properties fo:font-size="14pt" style:font-size-asian="14pt" style:font-size-complex="14pt"/>
    </style:style>
    <style:style style:name="P283" style:parent-style-name="Textbody" style:family="paragraph">
      <style:paragraph-properties fo:line-height="100%"/>
    </style:style>
    <style:style style:name="T284" style:parent-style-name="DefaultParagraphFont" style:family="text">
      <style:text-properties fo:font-size="14pt" style:font-size-asian="14pt" style:font-size-complex="14pt"/>
    </style:style>
    <style:style style:name="P285" style:parent-style-name="Textbody" style:family="paragraph">
      <style:paragraph-properties fo:line-height="100%"/>
    </style:style>
    <style:style style:name="T286" style:parent-style-name="DefaultParagraphFont" style:family="text">
      <style:text-properties fo:font-size="14pt" style:font-size-asian="14pt" style:font-size-complex="14pt"/>
    </style:style>
    <style:style style:name="P287" style:parent-style-name="Textbody" style:family="paragraph">
      <style:paragraph-properties fo:line-height="100%"/>
    </style:style>
    <style:style style:name="T288" style:parent-style-name="DefaultParagraphFont" style:family="text">
      <style:text-properties fo:font-size="14pt" style:font-size-asian="14pt" style:font-size-complex="14pt"/>
    </style:style>
    <style:style style:name="P289" style:parent-style-name="Textbody" style:family="paragraph">
      <style:paragraph-properties fo:line-height="100%"/>
    </style:style>
    <style:style style:name="T290" style:parent-style-name="DefaultParagraphFont" style:family="text">
      <style:text-properties fo:font-size="14pt" style:font-size-asian="14pt" style:font-size-complex="14pt"/>
    </style:style>
    <style:style style:name="P291" style:parent-style-name="Textbody" style:family="paragraph">
      <style:paragraph-properties fo:line-height="100%"/>
    </style:style>
    <style:style style:name="T292" style:parent-style-name="DefaultParagraphFont" style:family="text">
      <style:text-properties fo:font-size="14pt" style:font-size-asian="14pt" style:font-size-complex="14pt"/>
    </style:style>
    <style:style style:name="P293" style:parent-style-name="Textbody" style:family="paragraph">
      <style:paragraph-properties fo:line-height="100%"/>
    </style:style>
    <style:style style:name="T294" style:parent-style-name="DefaultParagraphFont" style:family="text">
      <style:text-properties fo:font-size="14pt" style:font-size-asian="14pt" style:font-size-complex="14pt"/>
    </style:style>
    <style:style style:name="P295" style:parent-style-name="Textbody" style:family="paragraph">
      <style:paragraph-properties fo:line-height="100%"/>
    </style:style>
    <style:style style:name="T296" style:parent-style-name="DefaultParagraphFont" style:family="text">
      <style:text-properties fo:font-size="14pt" style:font-size-asian="14pt" style:font-size-complex="14pt"/>
    </style:style>
    <style:style style:name="P297" style:parent-style-name="Textbody" style:family="paragraph">
      <style:paragraph-properties fo:line-height="100%"/>
      <style:text-properties fo:font-weight="bold" style:font-weight-asian="bold" style:font-weight-complex="bold" fo:font-size="14pt" style:font-size-asian="14pt" style:font-size-complex="14pt"/>
    </style:style>
    <style:style style:name="P298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29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00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1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2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3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4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5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6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7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8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09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0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1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2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3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4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5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6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7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8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19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20" style:parent-style-name="Heading2" style:family="paragraph">
      <style:paragraph-properties style:line-height-at-least="0.1388in"/>
      <style:text-properties fo:font-size="14pt" style:font-size-asian="14pt" style:font-size-complex="14pt"/>
    </style:style>
    <style:style style:name="P321" style:parent-style-name="Textbody" style:family="paragraph">
      <style:paragraph-properties style:line-height-at-least="0.1388in"/>
    </style:style>
    <style:style style:name="T322" style:parent-style-name="DefaultParagraphFont" style:family="text">
      <style:text-properties fo:font-size="14pt" style:font-size-asian="14pt" style:font-size-complex="14pt"/>
    </style:style>
    <style:style style:name="P323" style:parent-style-name="Textbody" style:family="paragraph">
      <style:paragraph-properties style:line-height-at-least="0.1388in"/>
    </style:style>
    <style:style style:name="T324" style:parent-style-name="DefaultParagraphFont" style:family="text">
      <style:text-properties fo:font-size="14pt" style:font-size-asian="14pt" style:font-size-complex="14pt"/>
    </style:style>
    <style:style style:name="P325" style:parent-style-name="Textbody" style:family="paragraph">
      <style:paragraph-properties style:line-height-at-least="0.0694in"/>
    </style:style>
    <style:style style:name="T326" style:parent-style-name="DefaultParagraphFont" style:family="text">
      <style:text-properties fo:font-size="14pt" style:font-size-asian="14pt" style:font-size-complex="14pt"/>
    </style:style>
    <style:style style:name="P327" style:parent-style-name="Textbody" style:family="paragraph">
      <style:paragraph-properties style:line-height-at-least="0.0694in"/>
    </style:style>
    <style:style style:name="T328" style:parent-style-name="DefaultParagraphFont" style:family="text">
      <style:text-properties fo:font-size="14pt" style:font-size-asian="14pt" style:font-size-complex="14pt"/>
    </style:style>
    <style:style style:name="P329" style:parent-style-name="Textbody" style:family="paragraph">
      <style:paragraph-properties style:line-height-at-least="0.0694in"/>
    </style:style>
    <style:style style:name="T330" style:parent-style-name="DefaultParagraphFont" style:family="text">
      <style:text-properties fo:font-size="14pt" style:font-size-asian="14pt" style:font-size-complex="14pt"/>
    </style:style>
    <style:style style:name="P331" style:parent-style-name="Textbody" style:family="paragraph">
      <style:paragraph-properties style:line-height-at-least="0.0694in"/>
    </style:style>
    <style:style style:name="T332" style:parent-style-name="DefaultParagraphFont" style:family="text">
      <style:text-properties fo:font-size="14pt" style:font-size-asian="14pt" style:font-size-complex="14pt"/>
    </style:style>
    <style:style style:name="P333" style:parent-style-name="Textbody" style:family="paragraph">
      <style:paragraph-properties style:line-height-at-least="0.0694in"/>
    </style:style>
    <style:style style:name="T334" style:parent-style-name="DefaultParagraphFont" style:family="text">
      <style:text-properties fo:font-size="14pt" style:font-size-asian="14pt" style:font-size-complex="14pt"/>
    </style:style>
    <style:style style:name="P335" style:parent-style-name="Textbody" style:family="paragraph">
      <style:paragraph-properties style:line-height-at-least="0.0694in"/>
    </style:style>
    <style:style style:name="T336" style:parent-style-name="DefaultParagraphFont" style:family="text">
      <style:text-properties fo:font-size="14pt" style:font-size-asian="14pt" style:font-size-complex="14pt"/>
    </style:style>
    <style:style style:name="P337" style:parent-style-name="Textbody" style:family="paragraph">
      <style:paragraph-properties style:line-height-at-least="0.0694in"/>
    </style:style>
    <style:style style:name="T338" style:parent-style-name="DefaultParagraphFont" style:family="text">
      <style:text-properties fo:font-size="14pt" style:font-size-asian="14pt" style:font-size-complex="14pt"/>
    </style:style>
    <style:style style:name="P339" style:parent-style-name="Textbody" style:family="paragraph">
      <style:paragraph-properties style:line-height-at-least="0.0694in"/>
    </style:style>
    <style:style style:name="T340" style:parent-style-name="DefaultParagraphFont" style:family="text">
      <style:text-properties fo:font-size="14pt" style:font-size-asian="14pt" style:font-size-complex="14pt"/>
    </style:style>
    <style:style style:name="P341" style:parent-style-name="Textbody" style:family="paragraph">
      <style:paragraph-properties style:line-height-at-least="0.0694in"/>
    </style:style>
    <style:style style:name="T342" style:parent-style-name="DefaultParagraphFont" style:family="text">
      <style:text-properties fo:font-size="14pt" style:font-size-asian="14pt" style:font-size-complex="14pt"/>
    </style:style>
    <style:style style:name="P343" style:parent-style-name="Textbody" style:family="paragraph">
      <style:paragraph-properties style:line-height-at-least="0.0694in"/>
    </style:style>
    <style:style style:name="T344" style:parent-style-name="DefaultParagraphFont" style:family="text">
      <style:text-properties fo:font-size="14pt" style:font-size-asian="14pt" style:font-size-complex="14pt"/>
    </style:style>
    <style:style style:name="P345" style:parent-style-name="Textbody" style:family="paragraph">
      <style:paragraph-properties style:line-height-at-least="0.0694in"/>
    </style:style>
    <style:style style:name="T346" style:parent-style-name="DefaultParagraphFont" style:family="text">
      <style:text-properties fo:font-size="14pt" style:font-size-asian="14pt" style:font-size-complex="14pt"/>
    </style:style>
    <style:style style:name="P347" style:parent-style-name="Textbody" style:family="paragraph">
      <style:paragraph-properties style:line-height-at-least="0.0694in"/>
    </style:style>
    <style:style style:name="T348" style:parent-style-name="DefaultParagraphFont" style:family="text">
      <style:text-properties fo:font-size="14pt" style:font-size-asian="14pt" style:font-size-complex="14pt"/>
    </style:style>
    <style:style style:name="P349" style:parent-style-name="Textbody" style:family="paragraph">
      <style:paragraph-properties style:line-height-at-least="0.0694in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P351" style:parent-style-name="Textbody" style:family="paragraph">
      <style:paragraph-properties style:line-height-at-least="0.0694in"/>
    </style:style>
    <style:style style:name="T352" style:parent-style-name="DefaultParagraphFont" style:family="text">
      <style:text-properties fo:font-size="14pt" style:font-size-asian="14pt" style:font-size-complex="14pt"/>
    </style:style>
    <style:style style:name="P353" style:parent-style-name="Textbody" style:family="paragraph">
      <style:paragraph-properties style:line-height-at-least="0.0694in"/>
    </style:style>
    <style:style style:name="T354" style:parent-style-name="DefaultParagraphFont" style:family="text">
      <style:text-properties fo:font-size="14pt" style:font-size-asian="14pt" style:font-size-complex="14pt"/>
    </style:style>
    <style:style style:name="P355" style:parent-style-name="Textbody" style:family="paragraph">
      <style:paragraph-properties style:line-height-at-least="0.0694in"/>
    </style:style>
    <style:style style:name="T356" style:parent-style-name="DefaultParagraphFont" style:family="text">
      <style:text-properties fo:font-size="14pt" style:font-size-asian="14pt" style:font-size-complex="14pt"/>
    </style:style>
    <style:style style:name="P357" style:parent-style-name="Textbody" style:family="paragraph">
      <style:paragraph-properties style:line-height-at-least="0.0694in"/>
    </style:style>
    <style:style style:name="T358" style:parent-style-name="DefaultParagraphFont" style:family="text">
      <style:text-properties fo:font-size="14pt" style:font-size-asian="14pt" style:font-size-complex="14pt"/>
    </style:style>
    <style:style style:name="P359" style:parent-style-name="Textbody" style:family="paragraph">
      <style:paragraph-properties style:line-height-at-least="0.0694in"/>
    </style:style>
    <style:style style:name="T360" style:parent-style-name="DefaultParagraphFont" style:family="text">
      <style:text-properties fo:font-size="14pt" style:font-size-asian="14pt" style:font-size-complex="14pt"/>
    </style:style>
    <style:style style:name="P361" style:parent-style-name="Textbody" style:family="paragraph">
      <style:paragraph-properties style:line-height-at-least="0.0694in"/>
    </style:style>
    <style:style style:name="T362" style:parent-style-name="DefaultParagraphFont" style:family="text">
      <style:text-properties fo:font-size="14pt" style:font-size-asian="14pt" style:font-size-complex="14pt"/>
    </style:style>
    <style:style style:name="P363" style:parent-style-name="Textbody" style:family="paragraph">
      <style:paragraph-properties style:line-height-at-least="0.0694in"/>
    </style:style>
    <style:style style:name="T364" style:parent-style-name="DefaultParagraphFont" style:family="text">
      <style:text-properties fo:font-size="14pt" style:font-size-asian="14pt" style:font-size-complex="14pt"/>
    </style:style>
    <style:style style:name="P365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66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67" style:parent-style-name="Textbody" style:family="paragraph">
      <style:paragraph-properties style:line-height-at-least="0.0694in"/>
    </style:style>
    <style:style style:name="T368" style:parent-style-name="DefaultParagraphFont" style:family="text">
      <style:text-properties fo:font-size="14pt" style:font-size-asian="14pt" style:font-size-complex="14pt"/>
    </style:style>
    <style:style style:name="P369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0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1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2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3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4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5" style:parent-style-name="Heading1" style:family="paragraph">
      <style:paragraph-properties style:line-height-at-least="0.1388in"/>
      <style:text-properties fo:font-size="16pt" style:font-size-asian="16pt" style:font-size-complex="16pt"/>
    </style:style>
    <style:style style:name="P376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7" style:parent-style-name="Textbody" style:family="paragraph">
      <style:paragraph-properties style:line-height-at-least="0.1388in"/>
      <style:text-properties fo:font-size="14pt" style:font-size-asian="14pt" style:font-size-complex="14pt"/>
    </style:style>
    <style:style style:name="P37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7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8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39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0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1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1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12" style:parent-style-name="Textbody" style:family="paragraph">
      <style:paragraph-properties style:line-height-at-least="0in"/>
    </style:style>
    <style:style style:name="T413" style:parent-style-name="DefaultParagraphFont" style:family="text">
      <style:text-properties fo:font-size="14pt" style:font-size-asian="14pt" style:font-size-complex="14pt"/>
    </style:style>
    <style:style style:name="T414" style:parent-style-name="StrongEmphasis" style:family="text">
      <style:text-properties fo:font-size="14pt" style:font-size-asian="14pt" style:font-size-complex="14pt"/>
    </style:style>
    <style:style style:name="T415" style:parent-style-name="DefaultParagraphFont" style:family="text">
      <style:text-properties fo:font-size="14pt" style:font-size-asian="14pt" style:font-size-complex="14pt"/>
    </style:style>
    <style:style style:name="P416" style:parent-style-name="Textbody" style:family="paragraph">
      <style:paragraph-properties style:line-height-at-least="0in"/>
    </style:style>
    <style:style style:name="T417" style:parent-style-name="DefaultParagraphFont" style:family="text">
      <style:text-properties fo:font-size="14pt" style:font-size-asian="14pt" style:font-size-complex="14pt"/>
    </style:style>
    <style:style style:name="T418" style:parent-style-name="StrongEmphasis" style:family="text">
      <style:text-properties fo:font-size="14pt" style:font-size-asian="14pt" style:font-size-complex="14pt"/>
    </style:style>
    <style:style style:name="T419" style:parent-style-name="DefaultParagraphFont" style:family="text">
      <style:text-properties fo:font-size="14pt" style:font-size-asian="14pt" style:font-size-complex="14pt"/>
    </style:style>
    <style:style style:name="P42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2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3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4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6" style:parent-style-name="Textbody" style:family="paragraph">
      <style:paragraph-properties style:line-height-at-least="0in"/>
      <style:text-properties fo:font-weight="bold" style:font-weight-asian="bold" style:font-weight-complex="bold" fo:font-size="16pt" style:font-size-asian="16pt" style:font-size-complex="16pt"/>
    </style:style>
    <style:style style:name="P45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59" style:parent-style-name="Textbody" style:family="paragraph">
      <style:paragraph-properties style:line-height-at-least="0in"/>
      <style:text-properties fo:font-weight="bold" style:font-weight-asian="bold" style:font-weight-complex="bold" fo:font-size="16pt" style:font-size-asian="16pt" style:font-size-complex="16pt"/>
    </style:style>
    <style:style style:name="P46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46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46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46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46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6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6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6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6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6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3" style:parent-style-name="Standard" style:family="paragraph">
      <style:paragraph-properties style:line-height-at-least="0in"/>
      <style:text-properties fo:font-size="14pt" style:font-size-asian="14pt" style:font-size-complex="14pt"/>
    </style:style>
    <style:style style:name="P47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7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8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6" style:parent-style-name="Textbody" style:family="paragraph">
      <style:paragraph-properties style:line-height-at-least="0in"/>
      <style:text-properties fo:font-weight="bold" style:font-weight-asian="bold" style:font-weight-complex="bold" fo:font-size="16pt" style:font-size-asian="16pt" style:font-size-complex="16pt"/>
    </style:style>
    <style:style style:name="P49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49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0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1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2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3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4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5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6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4" style:parent-style-name="Textbody" style:family="paragraph">
      <style:paragraph-properties style:line-height-at-least="0in"/>
      <style:text-properties fo:font-weight="bold" style:font-weight-asian="bold" style:font-weight-complex="bold" fo:font-size="16pt" style:font-size-asian="16pt" style:font-size-complex="16pt"/>
    </style:style>
    <style:style style:name="P57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7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8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59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0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1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2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3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4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5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6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7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8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49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50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51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52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53" style:parent-style-name="Textbody" style:family="paragraph">
      <style:paragraph-properties style:line-height-at-least="0in"/>
      <style:text-properties fo:font-size="14pt" style:font-size-asian="14pt" style:font-size-complex="14pt"/>
    </style:style>
    <style:style style:name="P654" style:parent-style-name="Textbody" style:family="paragraph">
      <style:paragraph-properties style:line-height-at-least="0in"/>
      <style:text-properties fo:font-weight="bold" style:font-weight-asian="bold" fo:font-size="16pt" style:font-size-asian="16pt" style:font-size-complex="16pt"/>
    </style:style>
    <style:style style:name="P65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5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5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5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5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6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7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8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69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0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1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2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37" style:parent-style-name="Textbody" style:family="paragraph">
      <style:paragraph-properties style:line-height-at-least="0in"/>
      <style:text-properties fo:font-weight="bold" style:font-weight-asian="bold" fo:font-size="16pt" style:font-size-asian="16pt" style:font-size-complex="16pt"/>
    </style:style>
    <style:style style:name="P738" style:parent-style-name="Textbody" style:family="paragraph">
      <style:paragraph-properties style:line-height-at-least="0in"/>
      <style:text-properties fo:font-weight="bold" style:font-weight-asian="bold" fo:font-size="16pt" style:font-size-asian="16pt" style:font-size-complex="16pt"/>
    </style:style>
    <style:style style:name="P73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4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5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6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7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8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79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0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3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4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5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6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7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8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19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20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21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22" style:parent-style-name="Textbody" style:family="paragraph">
      <style:paragraph-properties style:line-height-at-least="0in"/>
      <style:text-properties fo:font-size="16pt" style:font-size-asian="16pt" style:font-size-complex="16pt"/>
    </style:style>
    <style:style style:name="P823" style:parent-style-name="Textbody" style:family="paragraph">
      <style:paragraph-properties style:line-height-at-least="0in"/>
    </style:style>
    <style:style style:name="T824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/>For loop:</text:p>
      <text:p text:style-name="P2"/>
      <text:p text:style-name="P3">A loop is used for executing a block of statements repeatedly until a particular condition is satisfied.</text:p>
      <text:p text:style-name="P4"/>
      <text:p text:style-name="P5">#include&lt;iostream&gt;</text:p>
      <text:p text:style-name="P6">using namespace std;</text:p>
      <text:p text:style-name="P7">int main()</text:p>
      <text:p text:style-name="P8">{</text:p>
      <text:p text:style-name="P9"><text:s text:c="4"/>int arr[5] = {2, 3, 4, 5, 8};</text:p>
      <text:p text:style-name="P10"><text:s text:c="4"/>for(int i = 0; i&lt;5; i++)</text:p>
      <text:p text:style-name="P11"><text:s text:c="3"/>{</text:p>
      <text:p text:style-name="P12"><text:tab/>cout&lt;&lt;arr[i]&lt;&lt;endl;</text:p>
      <text:p text:style-name="P13"><text:s text:c="3"/>}</text:p>
      <text:p text:style-name="P14"/>
      <text:p text:style-name="P15">return 0;</text:p>
      <text:p text:style-name="P16">}</text:p>
      <text:p text:style-name="P17"/>
      <text:p text:style-name="P18">In for loop first we need to initialize and then check the condition and increment i value and it will be repeated until condition gets failed.</text:p>
      <text:p text:style-name="P19"/>
      <text:p text:style-name="Standard"><text:span text:style-name="T20">I</text:span><text:span text:style-name="T21">n C++11 Range Based Loops</text:span></text:p>
      <text:p text:style-name="P22"/>
      <text:p text:style-name="P23">In C++11 extends the syntax of the for statement to allow for easy iteration over a range of elements.</text:p>
      <text:p text:style-name="P24">such as all elements in a container.</text:p>
      <text:p text:style-name="P25">//Basic Example:</text:p>
      <text:p text:style-name="P26"/>
      <text:p text:style-name="P27">#include&lt;iostream&gt;</text:p>
      <text:p text:style-name="P28">using namespace std;</text:p>
      <text:p text:style-name="P29">int main()</text:p>
      <text:p text:style-name="P30">{</text:p>
      <text:p text:style-name="P31"><text:tab/>int arr[5] = {2, 3, 4, 5, 6};</text:p>
      <text:p text:style-name="P32"><text:tab/>for(auto i: arr)</text:p>
      <text:p text:style-name="P33"><text:tab/>{</text:p>
      <text:p text:style-name="P34"><text:tab/><text:tab/>cout&lt;&lt;i&lt;&lt;endl;<text:tab/></text:p>
      <text:p text:style-name="P35"><text:tab/>}</text:p>
      <text:p text:style-name="P36"><text:tab/>return 0;</text:p>
      <text:p text:style-name="P37">}</text:p>
      <text:p text:style-name="P38">//Sample program:</text:p>
      <text:p text:style-name="P39"/>
      <text:p text:style-name="P40">#include&lt;iostream&gt;</text:p>
      <text:p text:style-name="P41">#include&lt;vector&gt;</text:p>
      <text:p text:style-name="P42">using namespace std;</text:p>
      <text:p text:style-name="P43"/>
      <text:p text:style-name="P44">int main()</text:p>
      <text:p text:style-name="P45">{</text:p>
      <text:p text:style-name="P46"><text:tab/>vector&lt;int&gt; v = {2, 3, 5, 6, 7, 8, 9};</text:p>
      <text:p text:style-name="P47"><text:tab/></text:p>
      <text:p text:style-name="P48"><text:tab/>for(auto x: v)</text:p>
      <text:p text:style-name="P49"><text:tab/>{</text:p>
      <text:p text:style-name="P50"><text:tab/><text:tab/>cout&lt;&lt;x&lt;&lt;endl;</text:p>
      <text:p text:style-name="P51"><text:tab/>}</text:p>
      <text:p text:style-name="P52">}</text:p>
      <text:p text:style-name="P53"/>
      <text:p text:style-name="P54">#include&lt;iostream&gt;</text:p>
      <text:p text:style-name="P55">#include&lt;vector&gt;</text:p>
      <text:p text:style-name="P56">using namespace std;</text:p>
      <text:p text:style-name="P57">int main()</text:p>
      <text:p text:style-name="P58">{</text:p>
      <text:p text:style-name="P59"><text:tab/>vector&lt;int&gt; v = {2, 3, 5, 6, 7, 8, 9};</text:p>
      <text:p text:style-name="Standard"><text:span text:style-name="T60"><text:tab/></text:span></text:p>
      <text:p text:style-name="P61"><text:tab/>for(auto &amp;x: v) <text:s/>// Type reference by reference .</text:p>
      <text:p text:style-name="P62"><text:tab/><text:tab/><text:tab/><text:tab/>//Preferred when modifies is requried</text:p>
      <text:p text:style-name="P63"><text:tab/>{</text:p>
      <text:p text:style-name="P64"><text:tab/><text:tab/>x++;</text:p>
      <text:p text:style-name="P65"><text:tab/>}</text:p>
      <text:p text:style-name="P66"><text:tab/>for(auto x: v)</text:p>
      <text:p text:style-name="P67"><text:tab/>{</text:p>
      <text:p text:style-name="P68"><text:tab/><text:tab/>cout&lt;&lt;x&lt;&lt;endl;</text:p>
      <text:p text:style-name="P69"><text:tab/>}</text:p>
      <text:p text:style-name="P70">}</text:p>
      <text:p text:style-name="P71"/>
      <text:p text:style-name="P72">// sample program</text:p>
      <text:p text:style-name="P73"/>
      <text:p text:style-name="P74">#include&lt;iostream&gt;</text:p>
      <text:p text:style-name="P75">#include&lt;map&gt;</text:p>
      <text:p text:style-name="P76">using namespace std;</text:p>
      <text:p text:style-name="P77"/>
      <text:p text:style-name="P78">int main()</text:p>
      <text:p text:style-name="P79">{</text:p>
      <text:p text:style-name="P80">//<text:tab/>map&lt;int, string&gt; m ({{1, "eat"}, {2, "code"}, {3, "sleep"}});</text:p>
      <text:p text:style-name="P81"><text:s text:c="4"/>map&lt;int, string&gt; m;</text:p>
      <text:p text:style-name="P82"><text:s text:c="4"/>m.insert({1, "eat"});</text:p>
      <text:p text:style-name="P83"><text:s text:c="4"/>m.insert({2, "code"});</text:p>
      <text:p text:style-name="P84"><text:s text:c="4"/>m.insert({3, "sleep"});</text:p>
      <text:p text:style-name="P85"><text:s text:c="4"/></text:p>
      <text:p text:style-name="P86"><text:tab/>for(auto c: m)</text:p>
      <text:p text:style-name="P87"><text:tab/>{</text:p>
      <text:soft-page-break/>
      <text:p text:style-name="P88"><text:tab/><text:tab/>cout&lt;&lt;c.first&lt;&lt;"\t"&lt;&lt;c.second&lt;&lt;endl;</text:p>
      <text:p text:style-name="P89"><text:tab/>}</text:p>
      <text:p text:style-name="P90">}</text:p>
      <text:p text:style-name="P91"/>
      <text:p text:style-name="P92">for_each:</text:p>
      <text:p text:style-name="P93"/>
      <text:p text:style-name="P94">This loop executes over each of the container elements.</text:p>
      <text:p text:style-name="P95">This loop is defined in the header file “algorithm”</text:p>
      <text:p text:style-name="P96">for_each takes three arguments.</text:p>
      <text:p text:style-name="P97">*First argument takes Beginning position.</text:p>
      <text:p text:style-name="P98">*Second arguiments takes Ending position.</text:p>
      <text:p text:style-name="P99">*Third argument takes either function name or function object or lambda function.</text:p>
      <text:p text:style-name="P100"/>
      <text:p text:style-name="P101">Basic Sample:</text:p>
      <text:p text:style-name="P102"/>
      <text:p text:style-name="P103">#include&lt;iostream&gt;</text:p>
      <text:p text:style-name="P104">#include&lt;algorithm&gt;</text:p>
      <text:p text:style-name="P105">using namespace std;</text:p>
      <text:p text:style-name="P106"/>
      <text:p text:style-name="P107">// for_each using function pointer</text:p>
      <text:p text:style-name="P108"/>
      <text:p text:style-name="P109">void print(int a)</text:p>
      <text:p text:style-name="P110">{</text:p>
      <text:p text:style-name="P111"><text:s text:c="4"/>cout&lt;&lt;a&lt;&lt;endl;</text:p>
      <text:p text:style-name="P112">}</text:p>
      <text:p text:style-name="P113"/>
      <text:p text:style-name="P114">int main()</text:p>
      <text:p text:style-name="P115">{</text:p>
      <text:p text:style-name="P116"><text:tab/>int a[3] = {4, 5, 6};</text:p>
      <text:p text:style-name="P117"><text:tab/>for_each(a, a+3, print);</text:p>
      <text:p text:style-name="P118">}</text:p>
      <text:p text:style-name="P119"/>
      <text:p text:style-name="P120">// for_each using lambda function</text:p>
      <text:p text:style-name="P121"/>
      <text:p text:style-name="P122">#include&lt;iostream&gt;</text:p>
      <text:p text:style-name="P123">#include&lt;vector&gt;</text:p>
      <text:p text:style-name="P124">#include&lt;algorithm&gt;</text:p>
      <text:p text:style-name="P125">using namespace std;</text:p>
      <text:p text:style-name="P126"/>
      <text:p text:style-name="P127">int main()</text:p>
      <text:p text:style-name="P128">{</text:p>
      <text:p text:style-name="P129"><text:tab/>vector&lt;int&gt; vec = {2, 3, 4, 5};</text:p>
      <text:p text:style-name="P130"><text:tab/>for_each(vec.begin(), vec.end(), [](int v)</text:p>
      <text:p text:style-name="P131"><text:tab/>{cout&lt;&lt;v&lt;&lt;endl;}</text:p>
      <text:soft-page-break/>
      <text:p text:style-name="P132"><text:tab/>);</text:p>
      <text:p text:style-name="P133">}</text:p>
      <text:p text:style-name="P134"/>
      <text:p text:style-name="P135">//for_each using function objects</text:p>
      <text:p text:style-name="P136"/>
      <text:p text:style-name="P137">#include&lt;iostream&gt;</text:p>
      <text:p text:style-name="P138">#include&lt;algorithm&gt;</text:p>
      <text:p text:style-name="P139">using namespace std;</text:p>
      <text:p text:style-name="P140"/>
      <text:p text:style-name="P141">class A</text:p>
      <text:p text:style-name="P142">{</text:p>
      <text:p text:style-name="P143"><text:tab/>public:</text:p>
      <text:p text:style-name="P144"><text:tab/>void operator()(int v)</text:p>
      <text:p text:style-name="P145"><text:tab/>{</text:p>
      <text:p text:style-name="P146"><text:tab/><text:tab/>cout&lt;&lt;v&lt;&lt;endl;</text:p>
      <text:p text:style-name="P147"><text:tab/>}</text:p>
      <text:p text:style-name="P148">};</text:p>
      <text:p text:style-name="P149"/>
      <text:p text:style-name="P150">int main()</text:p>
      <text:p text:style-name="P151">{</text:p>
      <text:p text:style-name="P152"><text:tab/>A <text:s/>obj;</text:p>
      <text:p text:style-name="P153"><text:tab/>int a[5] = {2, 3, 4, 6, 7};</text:p>
      <text:p text:style-name="P154"><text:tab/>for_each(a, a+5, obj);</text:p>
      <text:p text:style-name="P155"><text:tab/>return 0;</text:p>
      <text:p text:style-name="P156">}</text:p>
      <text:p text:style-name="P157"/>
      <text:p text:style-name="Standard"><text:span text:style-name="T158"><text:s/>what is</text:span><text:span text:style-name="T159"><text:s text:c="2"/></text:span><text:span text:style-name="T160">Function:</text:span></text:p>
      <text:p text:style-name="P161"/>
      <text:p text:style-name="P162">A function is a group of statements that together perform a task.</text:p>
      <text:p text:style-name="P163">A function declaration tells compiler about a function name, return type and parameters.And function definition.</text:p>
      <text:p text:style-name="P164"/>
      <text:p text:style-name="P165">USE:</text:p>
      <text:p text:style-name="P166">Instead of writing same code again and again for diffferent inputs. We can call the function.[We can reuse the function].</text:p>
      <text:p text:style-name="P167"/>
      <text:p text:style-name="P168">// Sample</text:p>
      <text:p text:style-name="P169"/>
      <text:p text:style-name="P170">#include&lt;iostream&gt;</text:p>
      <text:p text:style-name="P171">using namespace std;</text:p>
      <text:p text:style-name="P172">int add(int a, int b)</text:p>
      <text:p text:style-name="P173">{</text:p>
      <text:p text:style-name="P174"><text:tab/>return a+b;</text:p>
      <text:p text:style-name="P175">}</text:p>
      <text:p text:style-name="P176">int main()</text:p>
      <text:soft-page-break/>
      <text:p text:style-name="P177">{</text:p>
      <text:p text:style-name="P178"><text:tab/>cout&lt;&lt;add(1, 2)&lt;&lt;endl;</text:p>
      <text:p text:style-name="P179"><text:tab/>cout&lt;&lt;add(6, 7)&lt;&lt;endl;</text:p>
      <text:p text:style-name="P180"><text:tab/>return 0;</text:p>
      <text:p text:style-name="P181">}</text:p>
      <text:p text:style-name="P182"/>
      <text:p text:style-name="P183">what is Lambda function?</text:p>
      <text:p text:style-name="P184"/>
      <text:p text:style-name="Standard"><text:span text:style-name="T185">It is introduced in c++11.</text:span></text:p>
      <text:p text:style-name="Standard"><text:span text:style-name="T186">It can be used for short snippet of code that are not going to reuse.</text:span></text:p>
      <text:p text:style-name="Standard"><text:span text:style-name="T187">Lambda function is a anonymous functions.</text:span></text:p>
      <text:p text:style-name="Standard"><text:span text:style-name="T188">It doenot have return type.</text:span></text:p>
      <text:p text:style-name="Standard"><text:span text:style-name="T189">Syntax:</text:span></text:p>
      <text:p text:style-name="Standard"><text:span text:style-name="T190"><text:tab/>[capture clause](parameters)-&gt;return type</text:span></text:p>
      <text:p text:style-name="Standard"><text:span text:style-name="T191"><text:tab/>{//body}</text:span></text:p>
      <text:p text:style-name="P192"/>
      <text:p text:style-name="Standard"><text:span text:style-name="T193">//1 type</text:span></text:p>
      <text:p text:style-name="Standard"><text:span text:style-name="T194">int main()</text:span></text:p>
      <text:p text:style-name="Standard"><text:span text:style-name="T195">{</text:span></text:p>
      <text:p text:style-name="Standard"><text:span text:style-name="T196"><text:s text:c="4"/>cout&lt;&lt;[](int a, int b){return a+b;}(5, 2)&lt;&lt;endl;</text:span></text:p>
      <text:p text:style-name="Standard"><text:span text:style-name="T197">}</text:span></text:p>
      <text:p text:style-name="P198"/>
      <text:p text:style-name="Standard"><text:span text:style-name="T199">Disadv:</text:span></text:p>
      <text:p text:style-name="Standard"><text:span text:style-name="T200">we cannot reuse.</text:span></text:p>
      <text:p text:style-name="P201"/>
      <text:p text:style-name="Standard"><text:span text:style-name="T202">//2nd type</text:span></text:p>
      <text:p text:style-name="P203"/>
      <text:p text:style-name="Standard"><text:span text:style-name="T204">int main()</text:span></text:p>
      <text:p text:style-name="Standard"><text:span text:style-name="T205">{</text:span></text:p>
      <text:p text:style-name="Standard"><text:span text:style-name="T206"><text:s text:c="3"/>auto f = [](int a, int b)</text:span></text:p>
      <text:p text:style-name="Standard"><text:span text:style-name="T207"><text:tab/>{return a+b;};</text:span></text:p>
      <text:p text:style-name="Standard"><text:span text:style-name="T208"><text:s text:c="4"/></text:span></text:p>
      <text:p text:style-name="Standard"><text:span text:style-name="T209"><text:s text:c="4"/>cout&lt;&lt;f(2,5)&lt;&lt;endl;</text:span></text:p>
      <text:p text:style-name="Standard"><text:span text:style-name="T210"><text:s text:c="4"/>cout&lt;&lt;f(7, 8)&lt;&lt;endl;</text:span></text:p>
      <text:p text:style-name="Standard"><text:span text:style-name="T211"><text:s text:c="4"/></text:span></text:p>
      <text:p text:style-name="Standard"><text:span text:style-name="T212">}</text:span></text:p>
      <text:p text:style-name="P213"/>
      <text:p text:style-name="Standard"><text:span text:style-name="T214">//sample</text:span></text:p>
      <text:p text:style-name="Standard"><text:span text:style-name="T215">auto f = [](int a, int b)</text:span></text:p>
      <text:p text:style-name="Standard"><text:span text:style-name="T216">{return a+b;};</text:span></text:p>
      <text:p text:style-name="P217"/>
      <text:p text:style-name="Standard"><text:span text:style-name="T218">int main()</text:span></text:p>
      <text:p text:style-name="Standard"><text:span text:style-name="T219">{</text:span></text:p>
      <text:soft-page-break/>
      <text:p text:style-name="Standard"><text:span text:style-name="T220"><text:s text:c="4"/>cout&lt;&lt;f(2,5)&lt;&lt;endl;</text:span></text:p>
      <text:p text:style-name="Standard"><text:span text:style-name="T221"><text:s text:c="4"/>cout&lt;&lt;f(7,5)&lt;&lt;endl;</text:span></text:p>
      <text:p text:style-name="Standard"><text:span text:style-name="T222"><text:s text:c="4"/>cout&lt;&lt;f(5,5)&lt;&lt;endl;</text:span></text:p>
      <text:p text:style-name="Standard"><text:span text:style-name="T223">}</text:span></text:p>
      <text:p text:style-name="P224"/>
      <text:p text:style-name="Standard"><text:span text:style-name="T225">For different arguments:</text:span></text:p>
      <text:p text:style-name="P226"/>
      <text:p text:style-name="Standard"><text:span text:style-name="T227">#include&lt;iostream&gt;</text:span></text:p>
      <text:p text:style-name="Standard"><text:span text:style-name="T228">using namespace std;</text:span></text:p>
      <text:p text:style-name="P229"/>
      <text:p text:style-name="Standard"><text:span text:style-name="T230">int main()</text:span></text:p>
      <text:p text:style-name="Standard"><text:span text:style-name="T231">{</text:span></text:p>
      <text:p text:style-name="Standard"><text:span text:style-name="T232"><text:s text:c="3"/>auto f = [](int a, int b)</text:span></text:p>
      <text:p text:style-name="Standard"><text:span text:style-name="T233"><text:tab/>{cout&lt;&lt;"a:"&lt;&lt;a&lt;&lt;"\t"&lt;&lt;"b:"&lt;&lt;b&lt;&lt;endl;};</text:span></text:p>
      <text:p text:style-name="Standard"><text:span text:style-name="T234"><text:s text:c="4"/></text:span></text:p>
      <text:p text:style-name="Standard"><text:span text:style-name="T235"><text:s text:c="4"/>f(2,5);</text:span></text:p>
      <text:p text:style-name="Standard"><text:span text:style-name="T236"><text:s text:c="4"/></text:span></text:p>
      <text:p text:style-name="Standard"><text:span text:style-name="T237"><text:s text:c="4"/>f(74.4, 84.5);</text:span></text:p>
      <text:p text:style-name="Standard"><text:span text:style-name="T238"><text:s text:c="4"/>f('a', 'b');</text:span></text:p>
      <text:p text:style-name="Standard"><text:span text:style-name="T239">}</text:span></text:p>
      <text:p text:style-name="P240"/>
      <text:p text:style-name="Standard"><text:span text:style-name="T241">Here we can <text:s/>observe narrowing, <text:s/>double <text:s/>converted into int and char converted to int.</text:span></text:p>
      <text:p text:style-name="P242"/>
      <text:p text:style-name="Standard"><text:span text:style-name="T243">In c++14 we can avoid:</text:span></text:p>
      <text:p text:style-name="P244"/>
      <text:p text:style-name="Standard"><text:span text:style-name="T245">#include&lt;iostream&gt;</text:span></text:p>
      <text:p text:style-name="Standard"><text:span text:style-name="T246">using namespace std;</text:span></text:p>
      <text:p text:style-name="P247"/>
      <text:p text:style-name="Standard"><text:span text:style-name="T248">int main()</text:span></text:p>
      <text:p text:style-name="Standard"><text:span text:style-name="T249">{</text:span></text:p>
      <text:p text:style-name="Standard"><text:span text:style-name="T250"><text:s text:c="3"/>auto f = [](auto <text:s/>a, auto b)</text:span></text:p>
      <text:p text:style-name="Standard"><text:span text:style-name="T251"><text:tab/>{cout&lt;&lt;"a:"&lt;&lt;a&lt;&lt;"\t"&lt;&lt;"b:"&lt;&lt;b&lt;&lt;endl;};</text:span></text:p>
      <text:p text:style-name="Standard"><text:span text:style-name="T252"><text:s text:c="4"/></text:span></text:p>
      <text:p text:style-name="Standard"><text:span text:style-name="T253"><text:s text:c="4"/>f(2,5);</text:span></text:p>
      <text:p text:style-name="Standard"><text:span text:style-name="T254"><text:s text:c="4"/></text:span></text:p>
      <text:p text:style-name="Standard"><text:span text:style-name="T255"><text:s text:c="4"/>f(74.4, 84.5);</text:span></text:p>
      <text:p text:style-name="Standard"><text:span text:style-name="T256"><text:s text:c="4"/>f('a', 'b');</text:span></text:p>
      <text:p text:style-name="Standard"><text:span text:style-name="T257">}</text:span></text:p>
      <text:p text:style-name="P258"/>
      <text:p text:style-name="P259">How to capture local variables inside Lambda?</text:p>
      <text:p text:style-name="P260"/>
      <text:p text:style-name="P261">Local variables from outer scope can be captured inside Lambda in 2 modes i.e.</text:p>
      <text:soft-page-break/>
      <text:p text:style-name="P262">1. by value</text:p>
      <text:p text:style-name="P263">2. by reference</text:p>
      <text:p text:style-name="P264"/>
      <text:h text:style-name="P265" text:outline-level="2">Capturing Local Variables by value inside Lambda Function</text:h>
      <text:p text:style-name="Textbody"><text:span text:style-name="T266">To capture the local variables by value, specify their name in capture list.Now the variables specified in captured list is copied inside lambda by value . We can access the values.But we cannot modify it.because they are const.</text:span></text:p>
      <text:p text:style-name="P267"><text:span text:style-name="T268">#include&lt;iostream&gt;</text:span></text:p>
      <text:p text:style-name="P269"><text:span text:style-name="T270">using namespace std;</text:span></text:p>
      <text:p text:style-name="P271"><text:span text:style-name="T272">int main()</text:span></text:p>
      <text:p text:style-name="P273"><text:span text:style-name="T274">{</text:span></text:p>
      <text:p text:style-name="P275"><text:span text:style-name="T276"><text:s text:c="4"/>int x = 10;</text:span></text:p>
      <text:p text:style-name="P277"><text:span text:style-name="T278"><text:s text:c="4"/>int y = 42;</text:span></text:p>
      <text:p text:style-name="P279"><text:span text:style-name="T280"><text:s text:c="4"/>auto q = [ x, <text:s/>y] ()</text:span></text:p>
      <text:p text:style-name="P281"><text:span text:style-name="T282"><text:s text:c="4"/>{ <text:s text:c="4"/></text:span></text:p>
      <text:p text:style-name="P283"><text:span text:style-name="T284"><text:s text:c="8"/>cout &lt;&lt; "x: " &lt;&lt; x&lt;&lt; endl; <text:s/>//x:10 <text:s text:c="3"/></text:span></text:p>
      <text:p text:style-name="P285"><text:span text:style-name="T286"><text:s text:c="7"/>cout &lt;&lt; "y: " &lt;&lt; y &lt;&lt;endl; <text:s/>//y:42</text:span></text:p>
      <text:p text:style-name="P287"><text:span text:style-name="T288"><text:s text:c="7"/>x = 20; <text:s text:c="3"/>//error: read_only variable x</text:span></text:p>
      <text:p text:style-name="P289"><text:span text:style-name="T290"><text:s text:c="7"/>y = 40; <text:s text:c="2"/>//error: read_only variable y</text:span></text:p>
      <text:p text:style-name="P291"><text:span text:style-name="T292"><text:s text:c="4"/>};</text:span></text:p>
      <text:p text:style-name="P293"><text:span text:style-name="T294"><text:s text:c="4"/>q();</text:span></text:p>
      <text:p text:style-name="P295"><text:span text:style-name="T296">}</text:span></text:p>
      <text:p text:style-name="P297">To Modify:</text:p>
      <text:p text:style-name="P298">we can use mutable to modify the captured variables.But the modification will not affect the outer scope variables, because they are captured by value.</text:p>
      <text:p text:style-name="P299">//sample</text:p>
      <text:p text:style-name="P300">#include&lt;iostream&gt;</text:p>
      <text:p text:style-name="P301">using namespace std;</text:p>
      <text:p text:style-name="P302">int main()</text:p>
      <text:p text:style-name="P303">{</text:p>
      <text:p text:style-name="P304"><text:s text:c="4"/>int x = 10;</text:p>
      <text:p text:style-name="P305"><text:s text:c="4"/>int y = 42;</text:p>
      <text:soft-page-break/>
      <text:p text:style-name="P306"><text:s text:c="4"/>auto q = [ x, <text:s/>y]() mutable</text:p>
      <text:p text:style-name="P307"><text:s text:c="4"/>{ <text:s text:c="4"/></text:p>
      <text:p text:style-name="P308"><text:s text:c="8"/>cout &lt;&lt; "x: " &lt;&lt; x&lt;&lt; endl;</text:p>
      <text:p text:style-name="P309"><text:s text:c="7"/>cout &lt;&lt; "y: " &lt;&lt; y &lt;&lt;endl;</text:p>
      <text:p text:style-name="P310"><text:s text:c="7"/>x = 20;</text:p>
      <text:p text:style-name="P311"><text:s text:c="7"/>y = 40;</text:p>
      <text:p text:style-name="P312"><text:s text:c="7"/>cout &lt;&lt; "x: " &lt;&lt; x&lt;&lt; endl;</text:p>
      <text:p text:style-name="P313"><text:s text:c="7"/>cout &lt;&lt; "y: " &lt;&lt; y &lt;&lt; endl;</text:p>
      <text:p text:style-name="P314"><text:s text:c="4"/>};</text:p>
      <text:p text:style-name="P315"><text:s text:c="4"/>q();</text:p>
      <text:p text:style-name="P316"><text:s text:c="7"/>cout &lt;&lt; "x: " &lt;&lt; x&lt;&lt; endl;</text:p>
      <text:p text:style-name="P317"><text:s text:c="7"/>cout &lt;&lt; "y: " &lt;&lt; y &lt;&lt; endl;</text:p>
      <text:p text:style-name="P318">}</text:p>
      <text:p text:style-name="P319"/>
      <text:h text:style-name="P320" text:outline-level="2">Capturing Local Variables by reference inside Lambda Function:</text:h>
      <text:p text:style-name="P321"><text:span text:style-name="T322">To capture the local variables by reference, specify their name in capture list and prefixed with “&amp;”.Now the variables specified in captured list is copied inside lambda by reference . We can access the values and also we can modify it. And modification will affect the outer scope variables.</text:span></text:p>
      <text:p text:style-name="P323"><text:span text:style-name="T324">//sample</text:span></text:p>
      <text:p text:style-name="P325"><text:span text:style-name="T326">#include&lt;iostream&gt;</text:span></text:p>
      <text:p text:style-name="P327"><text:span text:style-name="T328">using namespace std;</text:span></text:p>
      <text:p text:style-name="P329"><text:span text:style-name="T330">int main()</text:span></text:p>
      <text:p text:style-name="P331"><text:span text:style-name="T332">{</text:span></text:p>
      <text:p text:style-name="P333"><text:span text:style-name="T334"><text:s text:c="4"/>int x = 10;</text:span></text:p>
      <text:p text:style-name="P335"><text:span text:style-name="T336"><text:s text:c="4"/>int y = 42;</text:span></text:p>
      <text:p text:style-name="P337"><text:span text:style-name="T338"><text:s text:c="4"/>auto q = [ &amp;x, <text:s/>&amp;y]() <text:s/></text:span></text:p>
      <text:p text:style-name="P339"><text:span text:style-name="T340"><text:s text:c="4"/>{ <text:s text:c="4"/></text:span></text:p>
      <text:p text:style-name="P341"><text:span text:style-name="T342"><text:s text:c="8"/>cout &lt;&lt; "x: " &lt;&lt; x&lt;&lt; endl;</text:span></text:p>
      <text:p text:style-name="P343"><text:span text:style-name="T344"><text:s text:c="7"/>cout &lt;&lt; "y: " &lt;&lt; y &lt;&lt;endl;</text:span></text:p>
      <text:p text:style-name="P345"><text:span text:style-name="T346"><text:s text:c="7"/>x = 20;</text:span></text:p>
      <text:p text:style-name="P347"><text:span text:style-name="T348"><text:s text:c="7"/>y = 40;</text:span></text:p>
      <text:soft-page-break/>
      <text:p text:style-name="P349"><text:span text:style-name="T350"><text:s text:c="7"/>cout &lt;&lt; "x: " &lt;&lt; x&lt;&lt; endl;</text:span></text:p>
      <text:p text:style-name="P351"><text:span text:style-name="T352"><text:s text:c="7"/>cout &lt;&lt; "y: " &lt;&lt; y &lt;&lt; endl;</text:span></text:p>
      <text:p text:style-name="P353"><text:span text:style-name="T354"><text:s text:c="4"/>};</text:span></text:p>
      <text:p text:style-name="P355"><text:span text:style-name="T356"><text:s text:c="4"/>q();</text:span></text:p>
      <text:p text:style-name="P357"><text:span text:style-name="T358"><text:s text:c="7"/>cout &lt;&lt; "x: " &lt;&lt; x&lt;&lt; endl;</text:span></text:p>
      <text:p text:style-name="P359"><text:span text:style-name="T360"><text:s text:c="7"/>cout &lt;&lt; "y: " &lt;&lt; y &lt;&lt; endl;</text:span></text:p>
      <text:p text:style-name="P361"><text:span text:style-name="T362">}</text:span></text:p>
      <text:p text:style-name="P363"><text:span text:style-name="T364">To capture all local variables from outer scope by value just use “=” in the capture list</text:span></text:p>
      <text:p text:style-name="P365"><text:s/>// auto q = [ =]() mutable {};</text:p>
      <text:p text:style-name="P366"/>
      <text:p text:style-name="P367"><text:span text:style-name="T368">To capture all local variables from outer scope by reference just use “&amp;” in the capture list</text:span></text:p>
      <text:p text:style-name="P369"><text:s/>// auto q = [ &amp;]() mutable {};</text:p>
      <text:p text:style-name="P370"/>
      <text:p text:style-name="P371">We can mix capturing by value and reference</text:p>
      <text:p text:style-name="P372">//auto q = [ =, &amp;y]() mutable {};</text:p>
      <text:p text:style-name="P373"/>
      <text:p text:style-name="P374">Note: Becareful while capturing local varaibles by reference in lambda[segmentation fault]</text:p>
      <text:h text:style-name="P375" text:outline-level="1"><text:s/>To capture member variables inside Lambda function</text:h>
      <text:p text:style-name="P376">If we trying to capture member variable directly by value or reference, then it will not work. We will get compile time error.</text:p>
      <text:p text:style-name="P377">//sample</text:p>
      <text:p text:style-name="P378">#include&lt;iostream&gt;</text:p>
      <text:p text:style-name="P379">#include&lt;vector&gt;</text:p>
      <text:p text:style-name="P380">#include&lt;algorithm&gt;</text:p>
      <text:p text:style-name="P381">using namespace std;</text:p>
      <text:p text:style-name="P382">class A</text:p>
      <text:p text:style-name="P383">{</text:p>
      <text:p text:style-name="P384"><text:tab/>int mcnt;</text:p>
      <text:p text:style-name="P385"><text:tab/>public:</text:p>
      <text:p text:style-name="P386"><text:tab/>A()</text:p>
      <text:soft-page-break/>
      <text:p text:style-name="P387"><text:tab/>{</text:p>
      <text:p text:style-name="P388"><text:tab/><text:s text:c="4"/>mcnt = 0;</text:p>
      <text:p text:style-name="P389"><text:tab/>}</text:p>
      <text:p text:style-name="P390"><text:tab/>void update(vector&lt;int&gt; &amp;vec)</text:p>
      <text:p text:style-name="P391"><text:tab/>{</text:p>
      <text:p text:style-name="P392"><text:tab/><text:tab/>//error: capture of non-variable</text:p>
      <text:p text:style-name="P393"><text:tab/><text:tab/>for_each(vec.begin(), vec.end(), [mcnt](int x) <text:s/></text:p>
      <text:p text:style-name="P394"><text:tab/><text:tab/>{</text:p>
      <text:p text:style-name="P395"><text:s text:c="8"/><text:tab/><text:tab/><text:tab/>if(x%2 == 0)</text:p>
      <text:p text:style-name="P396"><text:tab/><text:tab/><text:s text:c="7"/><text:tab/><text:s/>mcnt++;</text:p>
      <text:p text:style-name="P397"><text:s text:c="4"/><text:tab/><text:tab/>});</text:p>
      <text:p text:style-name="P398"><text:tab/>}</text:p>
      <text:p text:style-name="P399"><text:tab/>int getcount()</text:p>
      <text:p text:style-name="P400"><text:tab/>{</text:p>
      <text:p text:style-name="P401"><text:tab/><text:tab/>return mcnt;</text:p>
      <text:p text:style-name="P402"><text:tab/>}</text:p>
      <text:p text:style-name="P403">};</text:p>
      <text:p text:style-name="P404">int main()</text:p>
      <text:p text:style-name="P405">{</text:p>
      <text:p text:style-name="P406"><text:tab/>vector&lt;int&gt; vec = {4, 2, 5, 6};</text:p>
      <text:p text:style-name="P407"><text:tab/>A obj;</text:p>
      <text:p text:style-name="P408"><text:tab/>obj.update(vec);</text:p>
      <text:p text:style-name="P409"><text:tab/>cout&lt;&lt;obj.getcount()&lt;&lt;endl;</text:p>
      <text:p text:style-name="P410"><text:tab/>return 0;</text:p>
      <text:p text:style-name="P411">}</text:p>
      <text:p text:style-name="P412"><text:span text:style-name="T413">To capture the member variables inside lambda function, capture the “</text:span><text:span text:style-name="T414">this</text:span><text:span text:style-name="T415">” pointer by value .</text:span></text:p>
      <text:p text:style-name="P416"><text:span text:style-name="T417">Capturing<text:s/></text:span><text:span text:style-name="T418">this</text:span><text:span text:style-name="T419"><text:s/>pointer inside lambda function will automatically capture all the member variables for this object inside lambda.</text:span></text:p>
      <text:p text:style-name="P420">//sample</text:p>
      <text:p text:style-name="P421">#include&lt;iostream&gt;</text:p>
      <text:p text:style-name="P422">#include&lt;vector&gt;</text:p>
      <text:soft-page-break/>
      <text:p text:style-name="P423">#include&lt;algorithm&gt;</text:p>
      <text:p text:style-name="P424">using namespace std;</text:p>
      <text:p text:style-name="P425">class A</text:p>
      <text:p text:style-name="P426">{</text:p>
      <text:p text:style-name="P427"><text:tab/>int mcnt;</text:p>
      <text:p text:style-name="P428"><text:tab/>public:</text:p>
      <text:p text:style-name="P429"><text:tab/>A()</text:p>
      <text:p text:style-name="P430"><text:tab/>{</text:p>
      <text:p text:style-name="P431"><text:tab/><text:s text:c="4"/>mcnt = 0;</text:p>
      <text:p text:style-name="P432"><text:tab/>}</text:p>
      <text:p text:style-name="P433"><text:tab/>void update(vector&lt;int&gt; &amp;vec)</text:p>
      <text:p text:style-name="P434"><text:tab/>{</text:p>
      <text:p text:style-name="P435"><text:tab/><text:tab/>//error: capture of non-variable</text:p>
      <text:p text:style-name="P436"><text:tab/><text:tab/>for_each(vec.begin(), vec.end(), [this](int x) <text:s/></text:p>
      <text:p text:style-name="P437"><text:tab/><text:tab/>{</text:p>
      <text:p text:style-name="P438"><text:s text:c="8"/><text:tab/><text:tab/><text:tab/>if(x%2 == 0)</text:p>
      <text:p text:style-name="P439"><text:tab/><text:tab/><text:s text:c="7"/><text:tab/><text:s/>mcnt++;</text:p>
      <text:p text:style-name="P440"><text:s text:c="4"/><text:tab/><text:tab/>});</text:p>
      <text:p text:style-name="P441"><text:tab/>}</text:p>
      <text:p text:style-name="P442"><text:tab/>int getcount()</text:p>
      <text:p text:style-name="P443"><text:tab/>{</text:p>
      <text:p text:style-name="P444"><text:tab/><text:tab/>return mcnt;</text:p>
      <text:p text:style-name="P445"><text:tab/>}</text:p>
      <text:p text:style-name="P446">};</text:p>
      <text:p text:style-name="P447">int main()</text:p>
      <text:p text:style-name="P448">{</text:p>
      <text:p text:style-name="P449"><text:tab/>vector&lt;int&gt; vec = {4, 2, 5, 6};</text:p>
      <text:p text:style-name="P450"><text:tab/>A obj;</text:p>
      <text:p text:style-name="P451"><text:tab/>obj.update(vec);</text:p>
      <text:p text:style-name="P452"><text:tab/>cout&lt;&lt;obj.getcount()&lt;&lt;endl;</text:p>
      <text:p text:style-name="P453"><text:tab/>return 0;</text:p>
      <text:soft-page-break/>
      <text:p text:style-name="P454">}</text:p>
      <text:p text:style-name="P455"/>
      <text:p text:style-name="P456">Function Overriding</text:p>
      <text:p text:style-name="P457">redefining the base class function in the derived class with same signature i.e, return type and parameters.</text:p>
      <text:p text:style-name="P458"/>
      <text:p text:style-name="P459">Override</text:p>
      <text:p text:style-name="P460">The override is a special identifier means <text:s/>that the compiler will check the base if their is any virtual function with this exact signature.if there is not compiler will throw error.</text:p>
      <text:p text:style-name="P461">Override may appear immediately <text:s/>after the declarator</text:p>
      <text:p text:style-name="P462">It tells the reader also that is overriding a virtual method of base class.</text:p>
      <text:p text:style-name="P463">//sample</text:p>
      <text:p text:style-name="P464">#include&lt;iostream&gt;</text:p>
      <text:p text:style-name="P465">using namespace std;</text:p>
      <text:p text:style-name="P466">class A</text:p>
      <text:p text:style-name="P467">{ <text:s text:c="3"/></text:p>
      <text:p text:style-name="P468"><text:s text:c="4"/>public:</text:p>
      <text:p text:style-name="P469"><text:s text:c="4"/>virtual void f(int a)</text:p>
      <text:p text:style-name="P470"><text:s text:c="4"/>{</text:p>
      <text:p text:style-name="P471"><text:s text:c="8"/>cout&lt;&lt;"A::f"&lt;&lt;endl;</text:p>
      <text:p text:style-name="P472"><text:s text:c="4"/>}</text:p>
      <text:p text:style-name="P473"><text:s text:c="3"/>virtual void fun()</text:p>
      <text:p text:style-name="P474"><text:s text:c="4"/>{</text:p>
      <text:p text:style-name="P475"><text:s text:c="8"/>cout&lt;&lt;"A::f"&lt;&lt;endl;</text:p>
      <text:p text:style-name="P476"><text:s text:c="4"/>}</text:p>
      <text:p text:style-name="P477">};</text:p>
      <text:p text:style-name="P478">class B:public A</text:p>
      <text:p text:style-name="P479">{</text:p>
      <text:p text:style-name="P480"><text:s text:c="4"/>public:</text:p>
      <text:p text:style-name="P481">//error:virtual void B::f(double ) marked override</text:p>
      <text:p text:style-name="P482"><text:s text:c="5"/>virtual void f(double a) override</text:p>
      <text:soft-page-break/>
      <text:p text:style-name="P483"><text:s text:c="4"/>{</text:p>
      <text:p text:style-name="P484"><text:s text:c="8"/>cout&lt;&lt;"B::f"&lt;&lt;endl;</text:p>
      <text:p text:style-name="P485"><text:s text:c="4"/>}</text:p>
      <text:p text:style-name="P486"/>
      <text:p text:style-name="P487">};</text:p>
      <text:p text:style-name="P488">int main()</text:p>
      <text:p text:style-name="P489">{</text:p>
      <text:p text:style-name="P490"><text:s text:c="4"/>A *p = new B; <text:s text:c="2"/></text:p>
      <text:p text:style-name="P491"><text:s text:c="4"/>p-&gt;f(10);</text:p>
      <text:p text:style-name="P492"><text:s text:c="4"/>return 0;</text:p>
      <text:p text:style-name="P493">}</text:p>
      <text:p text:style-name="P494">In above program it has different signature so, it will create second virtual function.</text:p>
      <text:p text:style-name="P495"/>
      <text:p text:style-name="P496">Unordered_set</text:p>
      <text:p text:style-name="P497">It is a STL container and it is introduced in c++11.</text:p>
      <text:p text:style-name="P498">It is defined in the header file #include&lt;unordered_set&gt;</text:p>
      <text:p text:style-name="P499">It contains only unique elements only.</text:p>
      <text:p text:style-name="P500">Elements will be stored in any order.</text:p>
      <text:p text:style-name="P501">Hash_table used to store elements.</text:p>
      <text:p text:style-name="P502">We can erase the element in the container.</text:p>
      <text:p text:style-name="P503">//sample</text:p>
      <text:p text:style-name="P504">#include&lt;iostream&gt;</text:p>
      <text:p text:style-name="P505">#include&lt;unordered_set&gt;</text:p>
      <text:p text:style-name="P506">using namespace std;</text:p>
      <text:p text:style-name="P507">int main()</text:p>
      <text:p text:style-name="P508">{</text:p>
      <text:p text:style-name="P509"><text:s text:c="4"/>//inserting the elements in the container using intialization list</text:p>
      <text:p text:style-name="P510"><text:s text:c="4"/>unordered_set&lt;int&gt; m1 = {7, 8, 9, 2, 2};</text:p>
      <text:p text:style-name="P511"><text:s text:c="4"/></text:p>
      <text:p text:style-name="P512"><text:s text:c="4"/>//inserting the element in the container</text:p>
      <text:p text:style-name="P513"><text:s text:c="3"/>/* m1.insert( 2);</text:p>
      <text:soft-page-break/>
      <text:p text:style-name="P514"><text:s text:c="4"/>m1.insert(2);</text:p>
      <text:p text:style-name="P515"><text:s text:c="4"/>m1.insert(1);</text:p>
      <text:p text:style-name="P516"><text:s text:c="4"/>m1.insert(12);</text:p>
      <text:p text:style-name="P517"><text:s text:c="4"/>m1.insert(5);</text:p>
      <text:p text:style-name="P518"><text:s text:c="4"/>m1.insert(99);*/</text:p>
      <text:p text:style-name="P519"><text:s text:c="4"/></text:p>
      <text:p text:style-name="P520"><text:s text:c="4"/>//printing the element in the container using Range based loop</text:p>
      <text:p text:style-name="P521"><text:s text:c="4"/>for(auto i: m1)</text:p>
      <text:p text:style-name="P522"><text:s text:c="4"/>{</text:p>
      <text:p text:style-name="P523"><text:s text:c="8"/>cout&lt;&lt;i&lt;&lt;endl;</text:p>
      <text:p text:style-name="P524"><text:s text:c="4"/>} <text:s text:c="3"/></text:p>
      <text:p text:style-name="P525"><text:s text:c="4"/>//printing the element in the container</text:p>
      <text:p text:style-name="P526"><text:s text:c="3"/>/* for(auto it = m1.begin(); it!= m1.end(); ++it)</text:p>
      <text:p text:style-name="P527"><text:s text:c="4"/>{ <text:s text:c="7"/></text:p>
      <text:p text:style-name="P528"><text:s text:c="8"/>cout&lt;&lt;*it&lt;&lt;endl;</text:p>
      <text:p text:style-name="P529"><text:s text:c="4"/>}</text:p>
      <text:p text:style-name="P530"><text:s text:c="5"/>cout&lt;&lt;"\n"&lt;&lt;endl;</text:p>
      <text:p text:style-name="P531"><text:s text:c="5"/>*/ <text:s text:c="4"/></text:p>
      <text:p text:style-name="P532"><text:s text:c="5"/>//finding <text:s/>the element wheather it is present are not</text:p>
      <text:p text:style-name="P533"><text:s text:c="5"/>int key = 12;</text:p>
      <text:p text:style-name="P534"><text:s text:c="5"/>if(m1.find(key) == m1.end())</text:p>
      <text:p text:style-name="P535"><text:s text:c="5"/>{</text:p>
      <text:p text:style-name="P536"><text:s text:c="8"/>cout &lt;&lt; key &lt;&lt; " not found\n";</text:p>
      <text:p text:style-name="P537"><text:s text:c="5"/>}</text:p>
      <text:p text:style-name="P538"><text:s text:c="4"/>else</text:p>
      <text:p text:style-name="P539"><text:s text:c="4"/>{</text:p>
      <text:p text:style-name="P540"><text:s text:c="8"/>cout &lt;&lt; "Found " &lt;&lt; key &lt;&lt; endl;</text:p>
      <text:p text:style-name="P541"><text:s text:c="4"/>}</text:p>
      <text:p text:style-name="P542"><text:s text:c="8"/>cout&lt;&lt;"\n"&lt;&lt;endl;</text:p>
      <text:p text:style-name="P543"><text:s text:c="8"/></text:p>
      <text:p text:style-name="P544"><text:s text:c="5"/>//Erasing the element</text:p>
      <text:soft-page-break/>
      <text:p text:style-name="P545"><text:s text:c="4"/>auto it = m1.begin();</text:p>
      <text:p text:style-name="P546"><text:s text:c="4"/>++it;</text:p>
      <text:p text:style-name="P547"><text:s text:c="4"/>m1.erase(it);</text:p>
      <text:p text:style-name="P548"><text:s text:c="4"/>for(auto it = m1.begin(); it!= m1.end(); ++it)</text:p>
      <text:p text:style-name="P549"><text:s text:c="4"/>{ <text:s text:c="7"/></text:p>
      <text:p text:style-name="P550"><text:s text:c="8"/>cout&lt;&lt;*it&lt;&lt;endl;</text:p>
      <text:p text:style-name="P551"><text:s text:c="4"/>}</text:p>
      <text:p text:style-name="P552"><text:s text:c="4"/>cout&lt;&lt;"\n"&lt;&lt;endl; <text:s text:c="6"/></text:p>
      <text:p text:style-name="P553"><text:s text:c="4"/>cout&lt;&lt;m1.size()&lt;&lt;endl;</text:p>
      <text:p text:style-name="P554"><text:s text:c="4"/>cout&lt;&lt;m1.max_size()&lt;&lt;endl; <text:s/></text:p>
      <text:p text:style-name="P555"><text:s text:c="4"/>if(m1.empty())</text:p>
      <text:p text:style-name="P556"><text:s text:c="4"/>{</text:p>
      <text:p text:style-name="P557"><text:s text:c="8"/>cout&lt;&lt;"container is empty"&lt;&lt;endl;</text:p>
      <text:p text:style-name="P558"><text:s text:c="4"/>}</text:p>
      <text:p text:style-name="P559"><text:s text:c="4"/>else</text:p>
      <text:p text:style-name="P560"><text:s text:c="4"/>{</text:p>
      <text:p text:style-name="P561"><text:s text:c="8"/>cout&lt;&lt;"container is not empty"&lt;&lt;endl;</text:p>
      <text:p text:style-name="P562"><text:s text:c="4"/>}</text:p>
      <text:p text:style-name="P563"><text:s text:c="4"/>m1.clear();</text:p>
      <text:p text:style-name="P564"><text:s text:c="4"/>if(m1.empty())</text:p>
      <text:p text:style-name="P565"><text:s text:c="4"/>{</text:p>
      <text:p text:style-name="P566"><text:s text:c="8"/>cout&lt;&lt;"container is empty"&lt;&lt;endl;</text:p>
      <text:p text:style-name="P567"><text:s text:c="4"/>}</text:p>
      <text:p text:style-name="P568"><text:s text:c="4"/>else</text:p>
      <text:p text:style-name="P569"><text:s text:c="4"/>{</text:p>
      <text:p text:style-name="P570"><text:s text:c="8"/>cout&lt;&lt;"container is not empty"&lt;&lt;endl;</text:p>
      <text:p text:style-name="P571"><text:s text:c="4"/>}</text:p>
      <text:p text:style-name="P572"><text:s text:c="4"/>return 0;</text:p>
      <text:p text:style-name="P573">}</text:p>
      <text:p text:style-name="P574">Unordered_multiset</text:p>
      <text:p text:style-name="P575">It is a STL container and it is introduced in c++11.</text:p>
      <text:soft-page-break/>
      <text:p text:style-name="P576">It is defined in the header file #include&lt;unordered_set&gt;</text:p>
      <text:p text:style-name="P577">Elements are stored in any order.</text:p>
      <text:p text:style-name="P578">It will allow duplicate elements also.</text:p>
      <text:p text:style-name="P579">We can erase the element for which iteration position is given.</text:p>
      <text:p text:style-name="P580">//sample</text:p>
      <text:p text:style-name="P581">#include&lt;iostream&gt;</text:p>
      <text:p text:style-name="P582">#include&lt;unordered_set&gt;</text:p>
      <text:p text:style-name="P583">using namespace std;</text:p>
      <text:p text:style-name="P584">int main()</text:p>
      <text:p text:style-name="P585">{</text:p>
      <text:p text:style-name="P586"><text:s text:c="4"/>//inserting the elements in the container using intialization list</text:p>
      <text:p text:style-name="P587"><text:s text:c="3"/>// unordered_multiset&lt;int&gt; m1 = {7, 8, 9, 2, 2};</text:p>
      <text:p text:style-name="P588"><text:s text:c="4"/>unordered_multiset&lt;int&gt; m1;</text:p>
      <text:p text:style-name="P589"><text:s text:c="4"/>//inserting the element in the container</text:p>
      <text:p text:style-name="P590"><text:s text:c="4"/>m1.insert( 2);</text:p>
      <text:p text:style-name="P591"><text:s text:c="4"/>m1.insert(2);</text:p>
      <text:p text:style-name="P592"><text:s text:c="4"/>m1.insert(1);</text:p>
      <text:p text:style-name="P593"><text:s text:c="4"/>m1.insert(12);</text:p>
      <text:p text:style-name="P594"><text:s text:c="4"/>m1.insert(5);</text:p>
      <text:p text:style-name="P595"><text:s text:c="4"/>m1.insert(99);</text:p>
      <text:p text:style-name="P596"><text:s text:c="4"/></text:p>
      <text:p text:style-name="P597"><text:s text:c="4"/>//printing the element in the container using Range based loop</text:p>
      <text:p text:style-name="P598"><text:s text:c="4"/>for(auto i: m1)</text:p>
      <text:p text:style-name="P599"><text:s text:c="4"/>{</text:p>
      <text:p text:style-name="P600"><text:s text:c="8"/>cout&lt;&lt;i&lt;&lt;endl;</text:p>
      <text:p text:style-name="P601"><text:s text:c="4"/>} <text:s text:c="3"/></text:p>
      <text:p text:style-name="P602"><text:s text:c="4"/>//printing the element in the container</text:p>
      <text:p text:style-name="P603"><text:s text:c="3"/>/* for(auto it = m1.begin(); it!= m1.end(); ++it)</text:p>
      <text:p text:style-name="P604"><text:s text:c="4"/>{ <text:s text:c="7"/></text:p>
      <text:p text:style-name="P605"><text:s text:c="8"/>cout&lt;&lt;*it&lt;&lt;endl;</text:p>
      <text:p text:style-name="P606"><text:s text:c="4"/>}</text:p>
      <text:soft-page-break/>
      <text:p text:style-name="P607"><text:s text:c="5"/>cout&lt;&lt;"\n"&lt;&lt;endl;</text:p>
      <text:p text:style-name="P608"><text:s text:c="5"/>*/ <text:s text:c="4"/></text:p>
      <text:p text:style-name="P609"><text:s text:c="5"/>//finding <text:s/>the element whether it is present are not</text:p>
      <text:p text:style-name="P610"><text:s text:c="5"/>int key = 12;</text:p>
      <text:p text:style-name="P611"><text:s text:c="5"/></text:p>
      <text:p text:style-name="P612"><text:s text:c="5"/>if(m1.find(key) == m1.end())</text:p>
      <text:p text:style-name="P613"><text:s text:c="5"/>{</text:p>
      <text:p text:style-name="P614"><text:s text:c="8"/>cout &lt;&lt; key &lt;&lt; " not found\n";</text:p>
      <text:p text:style-name="P615"><text:s text:c="5"/>}</text:p>
      <text:p text:style-name="P616"><text:s text:c="4"/>else</text:p>
      <text:p text:style-name="P617"><text:s text:c="4"/>{</text:p>
      <text:p text:style-name="P618"><text:s text:c="8"/>cout &lt;&lt; "Found " &lt;&lt; key &lt;&lt; endl;</text:p>
      <text:p text:style-name="P619"><text:s text:c="4"/>}</text:p>
      <text:p text:style-name="P620"><text:s text:c="8"/>cout&lt;&lt;"\n"&lt;&lt;endl;</text:p>
      <text:p text:style-name="P621"><text:s text:c="8"/></text:p>
      <text:p text:style-name="P622"><text:s text:c="5"/>//Erasing the element</text:p>
      <text:p text:style-name="P623"><text:s text:c="4"/>auto it = m1.begin();</text:p>
      <text:p text:style-name="P624"><text:s text:c="4"/>++it;</text:p>
      <text:p text:style-name="P625"><text:s text:c="4"/>m1.erase(it);</text:p>
      <text:p text:style-name="P626"><text:s text:c="4"/>for(auto it = m1.begin(); it!= m1.end(); ++it)</text:p>
      <text:p text:style-name="P627"><text:s text:c="4"/>{ <text:s text:c="7"/></text:p>
      <text:p text:style-name="P628"><text:s text:c="8"/>cout&lt;&lt;*it&lt;&lt;endl;</text:p>
      <text:p text:style-name="P629"><text:s text:c="4"/>}</text:p>
      <text:p text:style-name="P630"><text:s text:c="4"/>cout&lt;&lt;"\n"&lt;&lt;endl;</text:p>
      <text:p text:style-name="P631"><text:s text:c="4"/></text:p>
      <text:p text:style-name="P632"><text:s text:c="4"/>cout&lt;&lt;m1.size()&lt;&lt;endl;</text:p>
      <text:p text:style-name="P633"><text:s text:c="4"/>cout&lt;&lt;m1.max_size()&lt;&lt;endl;</text:p>
      <text:p text:style-name="P634"><text:s text:c="4"/>if(m1.empty())</text:p>
      <text:p text:style-name="P635"><text:s text:c="4"/>{</text:p>
      <text:p text:style-name="P636"><text:s text:c="8"/>cout&lt;&lt;"container is empty"&lt;&lt;endl;</text:p>
      <text:p text:style-name="P637"><text:s text:c="4"/>}</text:p>
      <text:soft-page-break/>
      <text:p text:style-name="P638"><text:s text:c="4"/>else</text:p>
      <text:p text:style-name="P639"><text:s text:c="4"/>{</text:p>
      <text:p text:style-name="P640"><text:s text:c="8"/>cout&lt;&lt;"container is not empty"&lt;&lt;endl;</text:p>
      <text:p text:style-name="P641"><text:s text:c="4"/>}</text:p>
      <text:p text:style-name="P642"><text:s text:c="4"/>m1.clear();</text:p>
      <text:p text:style-name="P643"><text:s text:c="4"/>if(m1.empty())</text:p>
      <text:p text:style-name="P644"><text:s text:c="4"/>{</text:p>
      <text:p text:style-name="P645"><text:s text:c="8"/>cout&lt;&lt;"container is empty"&lt;&lt;endl;</text:p>
      <text:p text:style-name="P646"><text:s text:c="4"/>}</text:p>
      <text:p text:style-name="P647"><text:s text:c="4"/>else</text:p>
      <text:p text:style-name="P648"><text:s text:c="4"/>{</text:p>
      <text:p text:style-name="P649"><text:s text:c="8"/>cout&lt;&lt;"container is not empty"&lt;&lt;endl;</text:p>
      <text:p text:style-name="P650"><text:s text:c="4"/>}</text:p>
      <text:p text:style-name="P651"><text:s text:c="4"/>return 0;</text:p>
      <text:p text:style-name="P652">}</text:p>
      <text:p text:style-name="P653"/>
      <text:p text:style-name="P654">Unordered_map<text:tab/></text:p>
      <text:p text:style-name="P655">It<text:s/>is defined in the header file unordered_map</text:p>
      <text:p text:style-name="P656">It will store elements in the combination of <text:s/>key and value.</text:p>
      <text:p text:style-name="P657">It will not store duplicate key.</text:p>
      <text:p text:style-name="P658">Unordered_map key will be stored in any order.</text:p>
      <text:p text:style-name="P659">//sample</text:p>
      <text:p text:style-name="P660">#include&lt;iostream&gt;</text:p>
      <text:p text:style-name="P661">#include&lt;unordered_map&gt;</text:p>
      <text:p text:style-name="P662">using namespace std;</text:p>
      <text:p text:style-name="P663"/>
      <text:p text:style-name="P664">int main()</text:p>
      <text:p text:style-name="P665">{</text:p>
      <text:p text:style-name="P666"><text:s text:c="4"/>unordered_map&lt;int, int&gt; m1;</text:p>
      <text:p text:style-name="P667"><text:s text:c="4"/>// inserting an element</text:p>
      <text:soft-page-break/>
      <text:p text:style-name="P668"><text:s text:c="4"/>m1.insert( {2, 9});</text:p>
      <text:p text:style-name="P669"><text:s text:c="4"/>m1.insert({12,10});</text:p>
      <text:p text:style-name="P670"><text:s text:c="4"/>m1.insert({1,9});</text:p>
      <text:p text:style-name="P671"><text:s text:c="4"/>m1.insert( {2, 9});</text:p>
      <text:p text:style-name="P672"><text:s text:c="4"/>m1.insert({12, 7});</text:p>
      <text:p text:style-name="P673"><text:s text:c="4"/>m1.insert({5, 8});</text:p>
      <text:p text:style-name="P674"><text:s text:c="4"/>m1.insert({99,5});</text:p>
      <text:p text:style-name="P675"><text:s text:c="4"/></text:p>
      <text:p text:style-name="P676"><text:s text:c="4"/></text:p>
      <text:p text:style-name="P677"><text:s text:c="4"/>//printing the elements</text:p>
      <text:p text:style-name="P678"><text:s text:c="4"/>for(auto it = m1.begin(); it!= m1.end(); ++it)</text:p>
      <text:p text:style-name="P679"><text:s text:c="4"/>{</text:p>
      <text:p text:style-name="P680"><text:s text:c="8"/>cout&lt;&lt;it-&gt;first&lt;&lt;"\t"&lt;&lt;it-&gt;second&lt;&lt;endl;</text:p>
      <text:p text:style-name="P681"><text:s text:c="8"/></text:p>
      <text:p text:style-name="P682"><text:s text:c="4"/>}</text:p>
      <text:p text:style-name="P683"><text:s text:c="5"/>cout&lt;&lt;"\n"&lt;&lt;endl; <text:s text:c="7"/></text:p>
      <text:p text:style-name="P684"><text:s text:c="5"/></text:p>
      <text:p text:style-name="P685"><text:s text:c="5"/>//finding <text:s/>the element wheater it is present are not</text:p>
      <text:p text:style-name="P686"><text:s text:c="5"/>int key = 12;</text:p>
      <text:p text:style-name="P687"><text:s text:c="5"/>if(m1.find(key) == m1.end())<text:s/></text:p>
      <text:p text:style-name="P688"><text:s text:c="5"/>{</text:p>
      <text:p text:style-name="P689"><text:s text:c="8"/>cout &lt;&lt; key &lt;&lt; " not found\n";<text:s/></text:p>
      <text:p text:style-name="P690"><text:s text:c="5"/>}</text:p>
      <text:p text:style-name="P691"><text:s text:c="4"/>else</text:p>
      <text:p text:style-name="P692"><text:s text:c="4"/>{</text:p>
      <text:p text:style-name="P693"><text:s text:c="8"/>cout &lt;&lt; "Found " &lt;&lt; key &lt;&lt; endl;<text:s/></text:p>
      <text:p text:style-name="P694"><text:s text:c="4"/>}</text:p>
      <text:p text:style-name="P695"><text:s text:c="8"/>cout&lt;&lt;"\n"&lt;&lt;endl;</text:p>
      <text:soft-page-break/>
      <text:p text:style-name="P696"><text:s text:c="8"/></text:p>
      <text:p text:style-name="P697"><text:s text:c="5"/></text:p>
      <text:p text:style-name="P698"><text:s text:c="5"/>//erasing an element <text:s text:c="2"/></text:p>
      <text:p text:style-name="P699"><text:s text:c="4"/>auto it = m1.begin();</text:p>
      <text:p text:style-name="P700"><text:s text:c="4"/>++it;</text:p>
      <text:p text:style-name="P701"><text:s text:c="4"/>m1.erase(it);</text:p>
      <text:p text:style-name="P702"><text:s text:c="4"/>for(auto it = m1.begin(); it!= m1.end(); ++it)</text:p>
      <text:p text:style-name="P703"><text:s text:c="4"/>{</text:p>
      <text:p text:style-name="P704"><text:s text:c="8"/>cout&lt;&lt;it-&gt;first&lt;&lt;"\t"&lt;&lt;it-&gt;second&lt;&lt;endl;</text:p>
      <text:p text:style-name="P705"><text:s text:c="8"/></text:p>
      <text:p text:style-name="P706"><text:s text:c="4"/>}</text:p>
      <text:p text:style-name="P707"><text:s text:c="4"/>cout&lt;&lt;"\n"&lt;&lt;endl; <text:s text:c="2"/></text:p>
      <text:p text:style-name="P708"><text:s text:c="2"/></text:p>
      <text:p text:style-name="P709"><text:s text:c="4"/>//No.of elements present in container</text:p>
      <text:p text:style-name="P710"><text:s text:c="4"/>cout&lt;&lt;m1.size()&lt;&lt;endl;</text:p>
      <text:p text:style-name="P711"><text:s text:c="4"/></text:p>
      <text:p text:style-name="P712"><text:s text:c="4"/>// maximum size of container</text:p>
      <text:p text:style-name="P713"><text:s text:c="4"/>cout&lt;&lt;m1.max_size()&lt;&lt;endl;</text:p>
      <text:p text:style-name="P714"><text:s text:c="4"/></text:p>
      <text:p text:style-name="P715"><text:s text:c="4"/>//cout&lt;&lt;m1.back()&lt;&lt;endl;</text:p>
      <text:p text:style-name="P716"><text:s text:c="4"/>if(m1.empty())</text:p>
      <text:p text:style-name="P717"><text:s text:c="4"/>{</text:p>
      <text:p text:style-name="P718"><text:s text:c="8"/>cout&lt;&lt;"container is empty"&lt;&lt;endl;</text:p>
      <text:p text:style-name="P719"><text:s text:c="4"/>}</text:p>
      <text:p text:style-name="P720"><text:s text:c="4"/>else</text:p>
      <text:p text:style-name="P721"><text:s text:c="4"/>{</text:p>
      <text:p text:style-name="P722"><text:s text:c="8"/>cout&lt;&lt;"container is not empty"&lt;&lt;endl;</text:p>
      <text:p text:style-name="P723"><text:s text:c="4"/>}</text:p>
      <text:soft-page-break/>
      <text:p text:style-name="P724"><text:s text:c="4"/>m1.clear();</text:p>
      <text:p text:style-name="P725"><text:s text:c="4"/>if(m1.empty())</text:p>
      <text:p text:style-name="P726"><text:s text:c="4"/>{</text:p>
      <text:p text:style-name="P727"><text:s text:c="8"/>cout&lt;&lt;"container is empty"&lt;&lt;endl;</text:p>
      <text:p text:style-name="P728"><text:s text:c="4"/>}</text:p>
      <text:p text:style-name="P729"><text:s text:c="4"/>else</text:p>
      <text:p text:style-name="P730"><text:s text:c="4"/>{</text:p>
      <text:p text:style-name="P731"><text:s text:c="8"/>cout&lt;&lt;"container is not empty"&lt;&lt;endl;</text:p>
      <text:p text:style-name="P732"><text:s text:c="4"/>}</text:p>
      <text:p text:style-name="P733"><text:s text:c="4"/>cout&lt;&lt;m1.size()&lt;&lt;endl;</text:p>
      <text:p text:style-name="P734"><text:s text:c="4"/>return 0;</text:p>
      <text:p text:style-name="P735">}</text:p>
      <text:p text:style-name="P736"/>
      <text:p text:style-name="P737">Unordered_multimap</text:p>
      <text:p text:style-name="P738"><text:tab/></text:p>
      <text:p text:style-name="P739">It<text:s/>is defined in the header file unordered_map</text:p>
      <text:p text:style-name="P740">It will store elements in the combination of <text:s/>key and value.</text:p>
      <text:p text:style-name="P741">It will allow to store duplicate key.</text:p>
      <text:p text:style-name="P742">Unordered_multimap key will be stored in any order.</text:p>
      <text:p text:style-name="P743">//sample</text:p>
      <text:p text:style-name="P744">#include&lt;iostream&gt;</text:p>
      <text:p text:style-name="P745">#include&lt;unordered_map&gt;</text:p>
      <text:p text:style-name="P746">using namespace std;</text:p>
      <text:p text:style-name="P747"/>
      <text:p text:style-name="P748">int main()</text:p>
      <text:p text:style-name="P749">{</text:p>
      <text:p text:style-name="P750"><text:s text:c="4"/>unordered_multimap&lt;int, int&gt; m1;</text:p>
      <text:p text:style-name="P751"><text:s text:c="4"/>// inserting an element</text:p>
      <text:soft-page-break/>
      <text:p text:style-name="P752"><text:s text:c="4"/>m1.insert( {2, 9});</text:p>
      <text:p text:style-name="P753"><text:s text:c="4"/>m1.insert({12,10});</text:p>
      <text:p text:style-name="P754"><text:s text:c="4"/>m1.insert({1,9});</text:p>
      <text:p text:style-name="P755"><text:s text:c="4"/>m1.insert( {2, 9});</text:p>
      <text:p text:style-name="P756"><text:s text:c="4"/>m1.insert({12, 7});</text:p>
      <text:p text:style-name="P757"><text:s text:c="4"/>m1.insert({5, 8});</text:p>
      <text:p text:style-name="P758"><text:s text:c="4"/>m1.insert({99,5});</text:p>
      <text:p text:style-name="P759"><text:s text:c="4"/></text:p>
      <text:p text:style-name="P760"><text:s text:c="4"/></text:p>
      <text:p text:style-name="P761"><text:s text:c="4"/>//printing the elements</text:p>
      <text:p text:style-name="P762"><text:s text:c="4"/>for(auto it = m1.begin(); it!= m1.end(); ++it)</text:p>
      <text:p text:style-name="P763"><text:s text:c="4"/>{</text:p>
      <text:p text:style-name="P764"><text:s text:c="8"/>cout&lt;&lt;it-&gt;first&lt;&lt;"\t"&lt;&lt;it-&gt;second&lt;&lt;endl;</text:p>
      <text:p text:style-name="P765"><text:s text:c="8"/></text:p>
      <text:p text:style-name="P766"><text:s text:c="4"/>}</text:p>
      <text:p text:style-name="P767"><text:s text:c="5"/>cout&lt;&lt;"\n"&lt;&lt;endl; <text:s text:c="7"/></text:p>
      <text:p text:style-name="P768"><text:s text:c="5"/></text:p>
      <text:p text:style-name="P769"><text:s text:c="5"/>//finding <text:s/>the element wheater it is present are not</text:p>
      <text:p text:style-name="P770"><text:s text:c="5"/>int key = 12;</text:p>
      <text:p text:style-name="P771"><text:s text:c="5"/>if(m1.find(key) == m1.end())<text:s/></text:p>
      <text:p text:style-name="P772"><text:s text:c="5"/>{</text:p>
      <text:p text:style-name="P773"><text:s text:c="8"/>cout &lt;&lt; key &lt;&lt; " not found\n";<text:s/></text:p>
      <text:p text:style-name="P774"><text:s text:c="5"/>}</text:p>
      <text:p text:style-name="P775"><text:s text:c="4"/>else</text:p>
      <text:p text:style-name="P776"><text:s text:c="4"/>{</text:p>
      <text:p text:style-name="P777"><text:s text:c="8"/>cout &lt;&lt; "Found " &lt;&lt; key &lt;&lt; endl;<text:s/></text:p>
      <text:p text:style-name="P778"><text:s text:c="4"/>}</text:p>
      <text:p text:style-name="P779"><text:s text:c="8"/>cout&lt;&lt;"\n"&lt;&lt;endl;</text:p>
      <text:soft-page-break/>
      <text:p text:style-name="P780"><text:s text:c="8"/></text:p>
      <text:p text:style-name="P781"><text:s text:c="5"/></text:p>
      <text:p text:style-name="P782"><text:s text:c="5"/>//erasing an element <text:s text:c="2"/></text:p>
      <text:p text:style-name="P783"><text:s text:c="4"/>auto it = m1.begin();</text:p>
      <text:p text:style-name="P784"><text:s text:c="4"/>++it;</text:p>
      <text:p text:style-name="P785"><text:s text:c="4"/>m1.erase(it);</text:p>
      <text:p text:style-name="P786"><text:s text:c="4"/>for(auto it = m1.begin(); it!= m1.end(); ++it)</text:p>
      <text:p text:style-name="P787"><text:s text:c="4"/>{</text:p>
      <text:p text:style-name="P788"><text:s text:c="8"/>cout&lt;&lt;it-&gt;first&lt;&lt;"\t"&lt;&lt;it-&gt;second&lt;&lt;endl;</text:p>
      <text:p text:style-name="P789"><text:s text:c="8"/></text:p>
      <text:p text:style-name="P790"><text:s text:c="4"/>}</text:p>
      <text:p text:style-name="P791"><text:s text:c="4"/>cout&lt;&lt;"\n"&lt;&lt;endl; <text:s text:c="2"/></text:p>
      <text:p text:style-name="P792"><text:s text:c="2"/></text:p>
      <text:p text:style-name="P793"><text:s text:c="4"/>//No.of elements present in container</text:p>
      <text:p text:style-name="P794"><text:s text:c="4"/>cout&lt;&lt;m1.size()&lt;&lt;endl;</text:p>
      <text:p text:style-name="P795"><text:s text:c="4"/></text:p>
      <text:p text:style-name="P796"><text:s text:c="4"/>// maximum size of container</text:p>
      <text:p text:style-name="P797"><text:s text:c="4"/>cout&lt;&lt;m1.max_size()&lt;&lt;endl;</text:p>
      <text:p text:style-name="P798"><text:s text:c="4"/></text:p>
      <text:p text:style-name="P799"><text:s text:c="4"/>//cout&lt;&lt;m1.back()&lt;&lt;endl;</text:p>
      <text:p text:style-name="P800"><text:s text:c="4"/>if(m1.empty())</text:p>
      <text:p text:style-name="P801"><text:s text:c="4"/>{</text:p>
      <text:p text:style-name="P802"><text:s text:c="8"/>cout&lt;&lt;"container is empty"&lt;&lt;endl;</text:p>
      <text:p text:style-name="P803"><text:s text:c="4"/>}</text:p>
      <text:p text:style-name="P804"><text:s text:c="4"/>else</text:p>
      <text:p text:style-name="P805"><text:s text:c="4"/>{</text:p>
      <text:p text:style-name="P806"><text:s text:c="8"/>cout&lt;&lt;"container is not empty"&lt;&lt;endl;</text:p>
      <text:p text:style-name="P807"><text:s text:c="4"/>}</text:p>
      <text:soft-page-break/>
      <text:p text:style-name="P808"><text:s text:c="4"/>m1.clear();</text:p>
      <text:p text:style-name="P809"><text:s text:c="4"/>if(m1.empty())</text:p>
      <text:p text:style-name="P810"><text:s text:c="4"/>{</text:p>
      <text:p text:style-name="P811"><text:s text:c="8"/>cout&lt;&lt;"container is empty"&lt;&lt;endl;</text:p>
      <text:p text:style-name="P812"><text:s text:c="4"/>}</text:p>
      <text:p text:style-name="P813"><text:s text:c="4"/>else</text:p>
      <text:p text:style-name="P814"><text:s text:c="4"/>{</text:p>
      <text:p text:style-name="P815"><text:s text:c="8"/>cout&lt;&lt;"container is not empty"&lt;&lt;endl;</text:p>
      <text:p text:style-name="P816"><text:s text:c="4"/>}</text:p>
      <text:p text:style-name="P817"><text:s text:c="4"/>cout&lt;&lt;m1.size()&lt;&lt;endl;</text:p>
      <text:p text:style-name="P818"><text:s text:c="4"/>return 0;</text:p>
      <text:p text:style-name="P819">}</text:p>
      <text:p text:style-name="P820"/>
      <text:p text:style-name="P821"/>
      <text:p text:style-name="P822"/>
      <text:p text:style-name="P823"><text:span text:style-name="T82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</meta:initial-creator>
    <dc:creator>HI</dc:creator>
    <meta:creation-date>2019-04-02T15:21:00Z</meta:creation-date>
    <dc:date>2019-04-03T18:30:00Z</dc:date>
    <meta:template xlink:href="Normal" xlink:type="simple"/>
    <meta:editing-cycles>1</meta:editing-cycles>
    <meta:editing-duration>PT4500S</meta:editing-duration>
    <meta:document-statistic meta:page-count="24" meta:paragraph-count="32" meta:word-count="2397" meta:character-count="16030" meta:row-count="113" meta:non-whitespace-character-count="13665"/>
  </office:meta>
</office:document-meta>
</file>